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4DC18B2E9E2C724A.png" manifest:media-type="image/png"/>
  <manifest:file-entry manifest:full-path="Pictures/2000000700006E630000193952FAE0A6D59BCC33.svm" manifest:media-type=""/>
  <manifest:file-entry manifest:full-path="Pictures/200000070000690300000F9C0790D5105841544C.svm" manifest:media-type=""/>
  <manifest:file-entry manifest:full-path="Pictures/2000000700002B9E00000C827E1D6682D681F2F1.svm" manifest:media-type=""/>
  <manifest:file-entry manifest:full-path="Pictures/10000201000000B400000030D3B2775B2CC6FB74.png" manifest:media-type="image/png"/>
  <manifest:file-entry manifest:full-path="Pictures/2000000700002E69000009D3EF7F24168CCD8A50.svm" manifest:media-type=""/>
  <manifest:file-entry manifest:full-path="Pictures/10000201000002DD0000022D10A4445513A6DB15.png" manifest:media-type="image/png"/>
  <manifest:file-entry manifest:full-path="Pictures/10000000000000EF000001D58DFF3E1A4B04C3FD.jpg" manifest:media-type="image/jpeg"/>
  <manifest:file-entry manifest:full-path="Pictures/10000000000004E50000012C3AF5A4D039756DBC.bmp" manifest:media-type="image/bmp"/>
  <manifest:file-entry manifest:full-path="Pictures/20000007000019390000024743C39ACE9B02F74B.svm" manifest:media-type=""/>
  <manifest:file-entry manifest:full-path="Pictures/10000000000004E30000005D2FDA661CF8864B0A.bmp" manifest:media-type="image/bmp"/>
  <manifest:file-entry manifest:full-path="Pictures/1000000000000120000000687C3B70BEAF14E139.bmp" manifest:media-type="image/bmp"/>
  <manifest:file-entry manifest:full-path="Pictures/100000000000042C0000021219DB19D99C2412C5.jpg" manifest:media-type="image/jpeg"/>
  <manifest:file-entry manifest:full-path="Pictures/100000000000015500000137EE683435FBB8B706.jpg" manifest:media-type="image/jpeg"/>
  <manifest:file-entry manifest:full-path="Pictures/1000000000000102000000602AF822AE0D546926.bmp" manifest:media-type="image/bmp"/>
  <manifest:file-entry manifest:full-path="Pictures/100000000000001F0000001AF2130DB9F8F45381.bmp" manifest:media-type="image/bmp"/>
  <manifest:file-entry manifest:full-path="Pictures/20000007000036FD0000170D0248FC5F6BEC80BC.svm" manifest:media-type=""/>
  <manifest:file-entry manifest:full-path="Pictures/10000000000002070000005DFD80BAADAE714D8C.bmp" manifest:media-type="image/bmp"/>
  <manifest:file-entry manifest:full-path="Pictures/2000000700006E48000018CF4746CDC64CB5D5BF.svm" manifest:media-type=""/>
  <manifest:file-entry manifest:full-path="Pictures/2000000700002EB8000009D31FF88BC80C55B218.svm" manifest:media-type=""/>
  <manifest:file-entry manifest:full-path="Pictures/10000000000000200000001F58BC1CDE96B746A9.png" manifest:media-type="image/png"/>
  <manifest:file-entry manifest:full-path="Pictures/2000000900002E1900000A3C761C9319DD1E39F2.svm" manifest:media-type=""/>
  <manifest:file-entry manifest:full-path="Pictures/10000000000004E700000127F48D18F1FE1E8B89.bmp" manifest:media-type="image/bmp"/>
  <manifest:file-entry manifest:full-path="Pictures/10000000000004E7000001271E979B17A991C0D7.bmp" manifest:media-type="image/bmp"/>
  <manifest:file-entry manifest:full-path="Pictures/2000000700006ECC000023A911AB4AA643D72DA4.svm" manifest:media-type=""/>
  <manifest:file-entry manifest:full-path="Pictures/2000000700006E97000020C46100D64075A90273.svm" manifest:media-type=""/>
  <manifest:file-entry manifest:full-path="Pictures/2000000700006E7D00001D7663C9EDBB8D76E2D5.svm" manifest:media-type=""/>
  <manifest:file-entry manifest:full-path="Pictures/100000000000044B000001F6DBA2745CDC0A30AA.png" manifest:media-type="image/png"/>
  <manifest:file-entry manifest:full-path="Pictures/2000000700006E6300002A7B1DF6D9D96E2C2552.svm" manifest:media-type=""/>
  <manifest:file-entry manifest:full-path="Pictures/2000000700006B1400002E69C08326B6DD60F9BE.svm" manifest:media-type=""/>
  <manifest:file-entry manifest:full-path="Pictures/2000000700006E4800002EED6AD857657970DFED.svm" manifest:media-type=""/>
  <manifest:file-entry manifest:full-path="Pictures/10000000000001C50000010964D0FA8BFB54340F.png" manifest:media-type="image/png"/>
  <manifest:file-entry manifest:full-path="Pictures/10000000000001BE0000006C7B6FCFBC37258367.png" manifest:media-type="image/png"/>
  <manifest:file-entry manifest:full-path="Pictures/100000000000006F0000001654DCB47D8674F05D.jpg" manifest:media-type="image/jpeg"/>
  <manifest:file-entry manifest:full-path="Pictures/1000000000000425000000E1DF6F0631AF60161F.jpg" manifest:media-type="image/jpeg"/>
  <manifest:file-entry manifest:full-path="Pictures/100000000000042A00000205189B4CEA23B21D3A.jpg" manifest:media-type="image/jpeg"/>
  <manifest:file-entry manifest:full-path="Pictures/2000000700006F36000019BD831C15ED5CE036A6.svm" manifest:media-type=""/>
  <manifest:file-entry manifest:full-path="Pictures/2000000700006ADF00001DFAD1182D0474C7BBB2.svm" manifest:media-type=""/>
  <manifest:file-entry manifest:full-path="Pictures/200000070000230A00001C0389FDE5ADF0BEEE5C.svm" manifest:media-type=""/>
  <manifest:file-entry manifest:full-path="Pictures/200000070000403000003C42A19A8D2852C25678.svm" manifest:media-type=""/>
  <manifest:file-entry manifest:full-path="Pictures/200000070000108A0000027C58FF82EF65EE53B0.svm" manifest:media-type=""/>
  <manifest:file-entry manifest:full-path="Pictures/2000000700006E480000272D12F4545878E1A6E1.svm" manifest:media-type=""/>
  <manifest:file-entry manifest:full-path="Pictures/2000000700006EE7000029C2A45749A410F46FDB.svm" manifest:media-type=""/>
  <manifest:file-entry manifest:full-path="Pictures/200000070000035000000300EED55F404EE4BB36.svm" manifest:media-type=""/>
  <manifest:file-entry manifest:full-path="Pictures/20000007000008460000024759AF2DB970A9B0FB.svm" manifest:media-type=""/>
  <manifest:file-entry manifest:full-path="Pictures/2000000700006EE7000029235B75A7E9114C9419.svm" manifest:media-type=""/>
  <manifest:file-entry manifest:full-path="Pictures/2000000700003DB50000161FE759252C21249726.svm" manifest:media-type=""/>
  <manifest:file-entry manifest:full-path="Pictures/20000007000067900000344DB2B012A979E649B8.svm" manifest:media-type=""/>
  <manifest:file-entry manifest:full-path="Pictures/2000000700006E7D000017C6DD2A7465EC1E2406.svm" manifest:media-type=""/>
  <manifest:file-entry manifest:full-path="Pictures/10000000000003C30000012E39A5BD872E370ECD.bmp" manifest:media-type="image/bmp"/>
  <manifest:file-entry manifest:full-path="Pictures/2000000700006E6300004E24C2D331209C7E844E.svm" manifest:media-type=""/>
  <manifest:file-entry manifest:full-path="Pictures/2000000700006E7D000016BE196850DCE0B6F533.svm" manifest:media-type=""/>
  <manifest:file-entry manifest:full-path="Pictures/2000000700006E6300001F6C942B371E6DDB633A.svm" manifest:media-type=""/>
  <manifest:file-entry manifest:full-path="Pictures/10000000000000230000001E0719365C5739A968.png" manifest:media-type="image/png"/>
  <manifest:file-entry manifest:full-path="Pictures/20000007000009ED0000022DF3C68AE9BAB792CB.svm" manifest:media-type=""/>
  <manifest:file-entry manifest:full-path="Pictures/2000000700006E6300003B05E2F56848F6E87D41.svm" manifest:media-type=""/>
  <manifest:file-entry manifest:full-path="Pictures/10000000000000210000001F1608DD56CC89435E.png" manifest:media-type="image/png"/>
  <manifest:file-entry manifest:full-path="Pictures/10000000000000230000001F7B66750EC42DF37A.bmp" manifest:media-type="image/bmp"/>
  <manifest:file-entry manifest:full-path="Pictures/2000000700006E6300003AEADAB2222FA1AEB493.svm" manifest:media-type=""/>
  <manifest:file-entry manifest:full-path="Pictures/100000000000044E00000132993EFC82F6B5394C.png" manifest:media-type="image/png"/>
  <manifest:file-entry manifest:full-path="Pictures/2000000700006E6300003629599E5E74A3E1627B.svm" manifest:media-type=""/>
  <manifest:file-entry manifest:full-path="Pictures/2000000700006E480000191E9AC978E8BC6FF20C.svm" manifest:media-type=""/>
  <manifest:file-entry manifest:full-path="Pictures/2000000700006E48000011AD0245EFBA1F08312F.svm" manifest:media-type=""/>
  <manifest:file-entry manifest:full-path="Pictures/100000000000001E000000195C85F3AEE7AE832A.bmp" manifest:media-type="image/bmp"/>
  <manifest:file-entry manifest:full-path="Pictures/2000000700000C1900000247F17FFFA5089E8A91.svm" manifest:media-type=""/>
  <manifest:file-entry manifest:full-path="Pictures/10000000000000EC000000EC7D2DF8532C947DF5.png" manifest:media-type="image/png"/>
  <manifest:file-entry manifest:full-path="Pictures/2000000700006E7D0000238F625EC88A9DD4A800.svm" manifest:media-type=""/>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
  <manifest:file-entry manifest:full-path="Pictures/2000000700006AC400002A6173BC3A6CF55BD07D.svm" manifest:media-type=""/>
  <manifest:file-entry manifest:full-path="Pictures/2000000700006E7D00001A5CE850D5BEBA889A81.svm" manifest:media-type=""/>
  <manifest:file-entry manifest:full-path="Pictures/100000000000042B000000DA6D808028C88BB657.jpg" manifest:media-type="image/jpeg"/>
  <manifest:file-entry manifest:full-path="Pictures/100000000000027F0000038698A6ED6E2FD7E63A.png" manifest:media-type="image/png"/>
  <manifest:file-entry manifest:full-path="Pictures/100000000000027D000003895D4C0823A6786695.png" manifest:media-type="image/png"/>
  <manifest:file-entry manifest:full-path="Pictures/2000000700006E7D0000161FC147871AFEA3C135.svm" manifest:media-type=""/>
  <manifest:file-entry manifest:full-path="Pictures/20000007000048F900004EDDA3E73ACF9E4369AB.svm" manifest:media-type=""/>
  <manifest:file-entry manifest:full-path="Pictures/200000070000696D00002973712403F21297D1EB.svm" manifest:media-type=""/>
  <manifest:file-entry manifest:full-path="Pictures/10000000000003F5000002CAFFDC1AC15173512E.png" manifest:media-type="image/png"/>
  <manifest:file-entry manifest:full-path="Pictures/2000000700006E4800001816E17EDA864390B832.svm" manifest:media-type=""/>
  <manifest:file-entry manifest:full-path="Pictures/200000090000645C00004F125C7AFDBA791703D1.svm" manifest:media-type=""/>
  <manifest:file-entry manifest:full-path="Pictures/2000000700006E4800004138DC00EBDBB9A7318D.svm" manifest:media-type=""/>
  <manifest:file-entry manifest:full-path="Pictures/2000000700006E7D000017FBADAD7372EE083AB6.svm" manifest:media-type=""/>
  <manifest:file-entry manifest:full-path="Pictures/2000000700006E2E000043CEB1BAD3BCB36326F7.svm" manifest:media-type=""/>
  <manifest:file-entry manifest:full-path="Pictures/10000000000000210000001A7BB0AA8630EA80D0.png" manifest:media-type="image/png"/>
  <manifest:file-entry manifest:full-path="Pictures/200000070000036A000002E6FB41C696F2E72AAE.svm" manifest:media-type=""/>
  <manifest:file-entry manifest:full-path="Pictures/2000000700006E6300001A413BBC45AB72728894.svm" manifest:media-type=""/>
  <manifest:file-entry manifest:full-path="Pictures/2000000700006E4800002F3C8BD119E9696F16B2.svm" manifest:media-type=""/>
  <manifest:file-entry manifest:full-path="Pictures/20000007000002E6000002B1F0459CE315A1A1F4.svm" manifest:media-type=""/>
  <manifest:file-entry manifest:full-path="Pictures/200000070000585F00004C97F3B0772F81FF975D.svm" manifest:media-type=""/>
  <manifest:file-entry manifest:full-path="Pictures/20000009000015EA000008CA8146E412B0648A42.svm" manifest:media-type=""/>
  <manifest:file-entry manifest:full-path="Pictures/2000000700006E6300001DC5CDAAC08E0184C304.svm" manifest:media-type=""/>
  <manifest:file-entry manifest:full-path="Pictures/100000000000001E0000001C04B5A756A4940B10.png" manifest:media-type="image/png"/>
  <manifest:file-entry manifest:full-path="Pictures/100000000000002500000020C61511BB530C585E.png" manifest:media-type="image/png"/>
  <manifest:file-entry manifest:full-path="Pictures/20000007000012810000021238A1180D2A2A6981.svm" manifest:media-type=""/>
  <manifest:file-entry manifest:full-path="Pictures/2000000700006E130000230AF75F3D315640B153.svm" manifest:media-type=""/>
  <manifest:file-entry manifest:full-path="Pictures/2000000700006E63000025EF84894C102EEE3EC3.svm" manifest:media-type=""/>
  <manifest:file-entry manifest:full-path="Pictures/2000000700006E4800001DC523324D5C22A93703.svm" manifest:media-type=""/>
  <manifest:file-entry manifest:full-path="Pictures/2000000700000FEC000001F8F7638C4597692264.svm" manifest:media-type=""/>
  <manifest:file-entry manifest:full-path="Pictures/2000000700006E13000021E7D58BB6CF62341662.svm" manifest:media-type=""/>
  <manifest:file-entry manifest:full-path="Pictures/2000000700006E130000311923BE71A6BD1C5280.svm" manifest:media-type=""/>
  <manifest:file-entry manifest:full-path="Pictures/2000000700000D8B00000212874B4FEA2946D29B.svm" manifest:media-type=""/>
  <manifest:file-entry manifest:full-path="Pictures/2000000700006E630000395DF3A1706C7EA5F10D.svm" manifest:media-type=""/>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42A000000A6B094C763DBD45886.jpg" manifest:media-type="image/jpeg"/>
  <manifest:file-entry manifest:full-path="Pictures/100000000000002700000014C9462AD1CDD8C5B6.bmp" manifest:media-type="image/bmp"/>
  <manifest:file-entry manifest:full-path="Pictures/10000000000001DF00000309BF7C33CD5E15A2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8pt" style:font-size-asian="8pt" style:font-size-complex="8pt"/>
    </style:style>
    <style:style style:name="P36"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7"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0"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3"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5" style:family="paragraph" style:parent-style-name="Text_20_body">
      <style:text-properties fo:language="ca" fo:country="ES" style:language-asian="zxx" style:country-asian="none" style:language-complex="zxx" style:country-complex="none"/>
    </style:style>
    <style:style style:name="P4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3"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4"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6" style:family="paragraph" style:parent-style-name="Text_20_body">
      <style:text-properties fo:background-color="#ffff00"/>
    </style:style>
    <style:style style:name="P57" style:family="paragraph" style:parent-style-name="Text_20_body">
      <style:paragraph-properties fo:text-align="center" style:justify-single-word="false"/>
      <style:text-properties fo:background-color="#ffff00"/>
    </style:style>
    <style:style style:name="P58" style:family="paragraph" style:parent-style-name="Text_20_body">
      <style:paragraph-properties fo:text-align="center" style:justify-single-word="false"/>
    </style:style>
    <style:style style:name="P59" style:family="paragraph" style:parent-style-name="Text_20_body">
      <style:text-properties fo:background-color="transparent"/>
    </style:style>
    <style:style style:name="P60" style:family="paragraph" style:parent-style-name="Text_20_body">
      <style:paragraph-properties fo:text-align="justify" style:justify-single-word="false"/>
      <style:text-properties fo:background-color="transparent"/>
    </style:style>
    <style:style style:name="P61" style:family="paragraph" style:parent-style-name="Text_20_body">
      <style:text-properties fo:font-style="normal" style:font-style-asian="normal" style:font-style-complex="normal"/>
    </style:style>
    <style:style style:name="P62" style:family="paragraph" style:parent-style-name="Text_20_body">
      <style:text-properties fo:font-style="normal" fo:font-weight="bold" style:font-style-asian="normal" style:font-weight-asian="bold" style:font-style-complex="normal" style:font-weight-complex="bold"/>
    </style:style>
    <style:style style:name="P63" style:family="paragraph" style:parent-style-name="Text_20_body">
      <style:text-properties fo:font-style="normal" fo:background-color="#ffff00" style:font-style-asian="normal" style:font-style-complex="normal"/>
    </style:style>
    <style:style style:name="P64" style:family="paragraph" style:parent-style-name="Text_20_body">
      <style:paragraph-properties fo:text-align="justify" style:justify-single-word="false"/>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ize="7pt" style:font-size-asian="7pt" style:font-size-complex="7pt"/>
    </style:style>
    <style:style style:name="P68" style:family="paragraph" style:parent-style-name="Text_20_body">
      <style:text-properties fo:font-size="6pt" style:font-size-asian="6pt" style:font-size-complex="6pt"/>
    </style:style>
    <style:style style:name="P69" style:family="paragraph" style:parent-style-name="Text_20_body">
      <style:paragraph-properties fo:text-align="start" style:justify-single-word="false"/>
      <style:text-properties fo:font-size="6pt" style:font-size-asian="6pt" style:font-size-complex="6pt"/>
    </style:style>
    <style:style style:name="P70" style:family="paragraph" style:parent-style-name="Text_20_body">
      <style:paragraph-properties fo:text-align="center" style:justify-single-word="false"/>
      <style:text-properties fo:font-style="italic" fo:background-color="#ffff00" style:font-style-asian="italic" style:font-style-complex="italic"/>
    </style:style>
    <style:style style:name="P71"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2" style:family="paragraph" style:parent-style-name="Text_20_body">
      <style:paragraph-properties fo:text-align="center" style:justify-single-word="false"/>
      <style:text-properties fo:font-style="italic" style:font-style-asian="italic" style:font-style-complex="italic"/>
    </style:style>
    <style:style style:name="P73" style:family="paragraph" style:parent-style-name="Text_20_body">
      <style:text-properties style:use-window-font-color="true" fo:background-color="transparent"/>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6" style:family="paragraph" style:parent-style-name="Subtitle">
      <style:paragraph-properties fo:text-align="center" style:justify-single-word="false"/>
    </style:style>
    <style:style style:name="P77" style:family="paragraph" style:parent-style-name="Title">
      <style:paragraph-properties fo:text-align="center" style:justify-single-word="false"/>
    </style:style>
    <style:style style:name="P78" style:family="paragraph" style:parent-style-name="Illustration">
      <style:paragraph-properties fo:text-align="center" style:justify-single-word="false"/>
    </style:style>
    <style:style style:name="P79" style:family="paragraph" style:parent-style-name="Illustration">
      <style:paragraph-properties fo:text-align="center" style:justify-single-word="false"/>
      <style:text-properties fo:font-size="10pt" fo:background-color="transparent" style:font-size-asian="10pt" style:font-size-complex="10pt"/>
    </style:style>
    <style:style style:name="P80" style:family="paragraph" style:parent-style-name="Illustration">
      <style:paragraph-properties fo:text-align="center" style:justify-single-word="false"/>
      <style:text-properties fo:font-size="6pt" style:font-size-asian="6pt" style:font-size-complex="6pt"/>
    </style:style>
    <style:style style:name="P81"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2" style:family="paragraph" style:parent-style-name="Illustration">
      <style:paragraph-properties fo:text-align="justify" style:justify-single-word="false"/>
      <style:text-properties fo:font-style="normal" style:font-style-asian="normal" style:font-style-complex="normal"/>
    </style:style>
    <style:style style:name="P83" style:family="paragraph" style:parent-style-name="Illustration">
      <style:paragraph-properties fo:text-align="center" style:justify-single-word="false"/>
      <style:text-properties fo:font-size="2pt" style:font-size-asian="2pt" style:font-size-complex="2pt"/>
    </style:style>
    <style:style style:name="P84" style:family="paragraph" style:parent-style-name="Illustration">
      <style:paragraph-properties fo:text-align="center" style:justify-single-word="false"/>
      <style:text-properties fo:font-size="2pt" fo:background-color="transparent" style:font-size-asian="2pt" style:font-size-complex="2pt"/>
    </style:style>
    <style:style style:name="P85" style:family="paragraph" style:parent-style-name="Illustration">
      <style:paragraph-properties fo:text-align="center" style:justify-single-word="false"/>
      <style:text-properties fo:font-size="2pt" style:font-size-asian="1.75pt" style:font-size-complex="2pt"/>
    </style:style>
    <style:style style:name="P86"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87"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Standard" style:master-page-name="First_20_Page">
      <style:paragraph-properties fo:text-align="end" style:justify-single-word="false" style:page-number="auto"/>
      <style:text-properties style:font-name="Arial"/>
    </style:style>
    <style:style style:name="P89" style:family="paragraph" style:parent-style-name="Standard" style:list-style-name="L3">
      <style:paragraph-properties fo:text-align="justify" style:justify-single-word="false"/>
    </style:style>
    <style:style style:name="P90" style:family="paragraph" style:parent-style-name="Standard" style:list-style-name="L5">
      <style:paragraph-properties fo:text-align="justify" style:justify-single-word="false"/>
    </style:style>
    <style:style style:name="P9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95"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96"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97" style:family="paragraph" style:parent-style-name="Standard">
      <style:paragraph-properties fo:text-align="end" style:justify-single-word="false" fo:break-before="page"/>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list-style-name="L4"/>
    <style:style style:name="P10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Text_20_body" style:list-style-name="L7"/>
    <style:style style:name="P104" style:family="paragraph" style:parent-style-name="Text_20_body" style:list-style-name="L7">
      <style:text-properties fo:font-style="normal" style:font-style-asian="normal" style:font-style-complex="normal"/>
    </style:style>
    <style:style style:name="P105" style:family="paragraph" style:parent-style-name="Text_20_body" style:list-style-name="L8">
      <style:text-properties fo:background-color="transparent"/>
    </style:style>
    <style:style style:name="P106" style:family="paragraph" style:parent-style-name="Text_20_body" style:list-style-name="L9"/>
    <style:style style:name="P107" style:family="paragraph" style:parent-style-name="Text_20_body" style:list-style-name="L9">
      <style:text-properties style:use-window-font-color="true" fo:background-color="transparent"/>
    </style:style>
    <style:style style:name="P108" style:family="paragraph" style:parent-style-name="Text_20_body" style:list-style-name="L10">
      <style:paragraph-properties fo:text-align="justify" style:justify-single-word="false"/>
    </style:style>
    <style:style style:name="P109" style:family="paragraph" style:parent-style-name="Text_20_body" style:list-style-name="L15">
      <style:paragraph-properties fo:text-align="justify" style:justify-single-word="false"/>
    </style:style>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8"/>
    <style:style style:name="P118" style:family="paragraph" style:parent-style-name="Text_20_body" style:list-style-name="L19">
      <style:paragraph-properties fo:text-align="start" style:justify-single-word="fals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Heading_20_2">
      <style:text-properties fo:font-size="6pt" style:font-size-asian="6pt" style:font-size-complex="6pt"/>
    </style:style>
    <style:style style:name="P123" style:family="paragraph" style:parent-style-name="Heading_20_2">
      <style:paragraph-properties fo:margin-left="0.023cm" fo:margin-right="0cm" fo:text-indent="0cm" style:auto-text-indent="false"/>
    </style:style>
    <style:style style:name="P124"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Heading_20_3">
      <style:paragraph-properties fo:text-align="justify" style:justify-single-word="false"/>
    </style:style>
    <style:style style:name="P127"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28"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29" style:family="paragraph" style:parent-style-name="Heading_20_3">
      <style:paragraph-properties fo:margin-top="0.423cm" fo:margin-bottom="0.212cm" loext:contextual-spacing="false"/>
      <style:text-properties style:font-name="Arial" style:font-name-asian="MS Mincho" style:font-name-complex="Tahoma"/>
    </style:style>
    <style:style style:name="P130"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1" style:family="paragraph" style:parent-style-name="Heading_20_1">
      <style:paragraph-properties fo:break-before="page"/>
    </style:style>
    <style:style style:name="P132" style:family="paragraph" style:parent-style-name="Heading_20_1">
      <style:paragraph-properties fo:margin-left="0.132cm" fo:margin-right="0cm" fo:text-indent="0cm" style:auto-text-indent="false" fo:break-before="page"/>
    </style:style>
    <style:style style:name="P133" style:family="paragraph" style:parent-style-name="Table_20_Contents">
      <style:paragraph-properties fo:text-align="start" style:justify-single-word="false"/>
      <style:text-properties style:font-name="Arial" fo:font-size="10pt" fo:language="ca" fo:country="ES" fo:font-weight="normal" officeooo:rsid="000a2bbf" officeooo:paragraph-rsid="000a2bbf" style:font-size-asian="10pt" style:font-weight-asian="normal" style:font-size-complex="10pt" style:font-weight-complex="normal"/>
    </style:style>
    <style:style style:name="P13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35" style:family="paragraph" style:parent-style-name="Illustration_20_Index_20_Heading">
      <style:paragraph-properties fo:break-before="page"/>
    </style:style>
    <style:style style:name="P136" style:family="paragraph" style:parent-style-name="Illustration_20_Index_20_1">
      <style:paragraph-properties>
        <style:tab-stops>
          <style:tab-stop style:position="17cm" style:type="right" style:leader-style="dotted" style:leader-text="."/>
        </style:tab-stops>
      </style:paragraph-properties>
    </style:style>
    <style:style style:name="P13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5"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6" style:family="text">
      <style:text-properties fo:language="ca" fo:country="ES" style:language-asian="zxx" style:country-asian="none" style:language-complex="zxx" style:country-complex="none"/>
    </style:style>
    <style:style style:name="T7" style:family="text">
      <style:text-properties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weight="normal" style:font-size-asian="8pt" style:font-weight-asian="normal" style:font-size-complex="8pt" style:font-weight-complex="normal"/>
    </style:style>
    <style:style style:name="T10" style:family="text">
      <style:text-properties fo:color="#000000"/>
    </style:style>
    <style:style style:name="T11" style:family="text">
      <style:text-properties fo:color="#000000" style:font-name="Courier New" fo:font-size="8pt" style:font-size-asian="8pt" style:font-size-complex="8pt"/>
    </style:style>
    <style:style style:name="T12" style:family="text">
      <style:text-properties fo:color="#000000" style:font-name="Courier New" fo:font-size="8pt" fo:font-style="normal" style:font-size-asian="8pt" style:font-style-asian="normal" style:font-size-complex="8pt" style:font-style-complex="normal"/>
    </style:style>
    <style:style style:name="T13" style:family="text">
      <style:text-properties fo:color="#000000" fo:font-style="italic" style:font-style-asian="italic" style:font-style-complex="italic"/>
    </style:style>
    <style:style style:name="T14" style:family="text">
      <style:text-properties fo:color="#000000"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Courier New" fo:font-size="8pt" fo:letter-spacing="normal" fo:font-style="normal" fo:font-weight="normal" style:font-size-asian="8pt" style:font-size-complex="8pt"/>
    </style:style>
    <style:style style:name="T16" style:family="text">
      <style:text-properties fo:font-variant="normal" fo:text-transform="none" fo:color="#000000" style:font-name="Courier New" fo:font-size="8pt" fo:letter-spacing="normal" style:font-size-asian="8pt" style:font-size-complex="8pt"/>
    </style:style>
    <style:style style:name="T17" style:family="text">
      <style:text-properties fo:font-variant="normal" fo:text-transform="none" fo:color="#000000" fo:letter-spacing="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0"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1"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2" style:family="text">
      <style:text-properties fo:font-variant="normal" fo:text-transform="none" fo:letter-spacing="normal" fo:font-weight="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color="#24292e" style:font-name="SFMono-Regular" fo:font-size="9pt" fo:letter-spacing="normal" fo:font-style="normal" fo:font-weight="normal"/>
    </style:style>
    <style:style style:name="T25" style:family="text">
      <style:text-properties fo:font-style="normal" style:font-style-asian="normal" style:font-style-complex="normal"/>
    </style:style>
    <style:style style:name="T26" style:family="text">
      <style:text-properties officeooo:rsid="000a2bb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4"/>
      <text:p text:style-name="P4"/>
      <text:p text:style-name="P4"/>
      <text:p text:style-name="P6"><draw:frame draw:style-name="fr3" draw:name="gráficos2" text:anchor-type="paragraph" svg:width="6.348cm" svg:height="1.693cm" draw:z-index="79"><draw:image xlink:href="Pictures/10000201000000B400000030D3B2775B2CC6FB74.png" xlink:type="simple" xlink:show="embed" xlink:actuate="onLoad"/></draw:frame></text:p>
      <text:p text:style-name="P4"/>
      <text:p text:style-name="P4"/>
      <text:p text:style-name="P4"/>
      <text:p text:style-name="P4"/>
      <text:p text:style-name="P77">Manual d'Usuari Administrador d'Entitat</text:p>
      <text:p text:style-name="P77">de</text:p>
      <text:p text:style-name="P77"><text:s/>RegWeb3</text:p>
      <text:p text:style-name="P76">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128"><draw:image xlink:href="Pictures/10000201000002DD0000022D10A4445513A6DB15.png" xlink:type="simple" xlink:show="embed" xlink:actuate="onLoad"/></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201"><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6"/>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9">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133">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text:span text:style-name="T26">24</text:span>/<text:span text:style-name="T26">10</text:span>/17</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97"/>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9">1.- Introducció<text:tab/>6</text:p>
          <text:p text:style-name="P120">1.1.- Introducció General<text:tab/>6</text:p>
          <text:p text:style-name="P125">1.1.1.- Usuaris<text:tab/>6</text:p>
          <text:p text:style-name="P125">1.1.2.- Conceptes<text:tab/>6</text:p>
          <text:p text:style-name="P120">1.2.- Introducció Avançada<text:tab/>7</text:p>
          <text:p text:style-name="P125">1.2.1.- Usuaris-Aplicació<text:tab/>7</text:p>
          <text:p text:style-name="P119">2.- Aplicació Web<text:tab/>7</text:p>
          <text:p text:style-name="P120">2.1.- Distribució de la Pantalla<text:tab/>8</text:p>
          <text:p text:style-name="P125">2.1.1.- Capçalera<text:tab/>8</text:p>
          <text:p text:style-name="P125">2.1.2.- Menús<text:tab/>9</text:p>
          <text:p text:style-name="P125">2.1.3.- Contingut<text:tab/>10</text:p>
          <text:p text:style-name="P125">2.1.4.- Peu<text:tab/>10</text:p>
          <text:p text:style-name="P120">2.2.- Informació general sobre els Llistats<text:tab/>11</text:p>
          <text:p text:style-name="P119">3.- Menú Administrador d'Entitat (nom de l'entitat)<text:tab/>12</text:p>
          <text:p text:style-name="P120">3.1.- Configurar Entitat<text:tab/>12</text:p>
          <text:p text:style-name="P120">3.2.- Plugins<text:tab/>16</text:p>
          <text:p text:style-name="P125">3.2.1.- Plugin per generar Justificant<text:tab/>17</text:p>
          <text:p text:style-name="P125">3.2.2.- Plugin de PostProcés<text:tab/>19</text:p>
          <text:p text:style-name="P125">3.2.3.- Plugin de Distribució<text:tab/>20</text:p>
          <text:p text:style-name="P125">3.2.4.- Plugin de Firma en servidor<text:tab/>20</text:p>
          <text:p text:style-name="P125">3.2.5.- Plugin per definir l'Escàner<text:tab/>22</text:p>
          <text:p text:style-name="P120">3.3.- Propietats globals<text:tab/>25</text:p>
          <text:p text:style-name="P120">3.4.- Organismes<text:tab/>28</text:p>
          <text:p text:style-name="P125">3.4.1.- Llista d'organismes:<text:tab/>28</text:p>
          <text:p text:style-name="P125">3.4.2.- Organigrama:<text:tab/>32</text:p>
          <text:p text:style-name="P125">3.4.3.- Reubicació de llibres dins l'organigrama:<text:tab/>32</text:p>
          <text:p text:style-name="P125">3.4.4.- Històric de sincronitzacions:<text:tab/>33</text:p>
          <text:p text:style-name="P120">3.5.- Gestió Usuaris<text:tab/>33</text:p>
          <text:p text:style-name="P120">3.6.- Gestió de Persones<text:tab/>36</text:p>
          <text:p text:style-name="P120">3.7.- Cerca persones duplicades<text:tab/>38</text:p>
          <text:p text:style-name="P120">3.8.- Estadístiques i Informes<text:tab/>39</text:p>
          <text:p text:style-name="P125">3.8.1.- Informe d'indicadors<text:tab/>39</text:p>
          <text:p text:style-name="P125">3.8.2.- Informe d'Indicadors per Oficina<text:tab/>41</text:p>
          <text:p text:style-name="P125">3.8.3.- Llibre de registres<text:tab/>42</text:p>
          <text:p text:style-name="P120">3.9.- Consulta d'usuari LOPD<text:tab/>44</text:p>
          <text:p text:style-name="P120">3.10.- Consulta d'assentament LOPD<text:tab/>45</text:p>
          <text:p text:style-name="P120">3.11.- Consulta registre migrat LOPD<text:tab/>47</text:p>
          <text:p text:style-name="P120">3.12.- Catàleg de dades<text:tab/>49</text:p>
          <text:p text:style-name="P125">3.12.1.- Gestió Tipus Documental<text:tab/>50</text:p>
          <text:p text:style-name="P125">3.12.2.- Gestió Tipus assumpte<text:tab/>51</text:p>
          <text:p text:style-name="P125">3.12.3.- Gestió Models d'ofici remissió<text:tab/>55</text:p>
          <text:p text:style-name="P120">3.13.- Manual Administrador d'Entitat<text:tab/>57</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5">Índex d' il·lustracions</text:p>
          </text:index-title>
          <text:p text:style-name="P136">Il·lustració 1: Pàgina Principal<text:tab/>7</text:p>
          <text:p text:style-name="P136">Il·lustració 2: Submenú d'usuari<text:tab/>8</text:p>
          <text:p text:style-name="P136">Il·lustració 3: Submenú de rol d'usuari<text:tab/>8</text:p>
          <text:p text:style-name="P136">Il·lustració 4: Submenú d'entitats administrades<text:tab/>9</text:p>
          <text:p text:style-name="P136">Il·lustració 5: Menú Administrador Entitat<text:tab/>9</text:p>
          <text:p text:style-name="P136">Il·lustració 6: Submenú Estadístiques i Informes<text:tab/>9</text:p>
          <text:p text:style-name="P136">Il·lustració 7: Submenú Organismes<text:tab/>10</text:p>
          <text:p text:style-name="P136">Il·lustració 8: Submenú Catàleg de Dades<text:tab/>10</text:p>
          <text:p text:style-name="P136">Il·lustració 9: Contingut<text:tab/>10</text:p>
          <text:p text:style-name="P136">Il·lustració 10: Peu<text:tab/>10</text:p>
          <text:p text:style-name="P136">Il·lustració 11: Llistat<text:tab/>11</text:p>
          <text:p text:style-name="P136">Il·lustració 12: Menú Administrador Entitat<text:tab/>12</text:p>
          <text:p text:style-name="P136">Il·lustració 13: Formulari de Dades<text:tab/>13</text:p>
          <text:p text:style-name="P136">Il·lustració 14: Formulari de Formats<text:tab/>14</text:p>
          <text:p text:style-name="P136">Il·lustració 15: Ajuda Format Segell<text:tab/>14</text:p>
          <text:p text:style-name="P136">Il·lustració 16: Ajuda Format Núm. Registre<text:tab/>14</text:p>
          <text:p text:style-name="P136">Il·lustració 17: Formulari Configuració Entitat<text:tab/>15</text:p>
          <text:p text:style-name="P136">Il·lustració 18: Llista de Plugins<text:tab/>16</text:p>
          <text:p text:style-name="P136">Il·lustració 19: Tipus de Plugins<text:tab/>16</text:p>
          <text:p text:style-name="P136">Il·lustració 20: Formulari d'alta de Plugin<text:tab/>17</text:p>
          <text:p text:style-name="P136">Il·lustració 21: Llista de Propietats globals<text:tab/>25</text:p>
          <text:p text:style-name="P136">Il·lustració 22: Tipus de Propietats globals<text:tab/>25</text:p>
          <text:p text:style-name="P136">Il·lustració 23: Formulari d'alta de Propietat global<text:tab/>26</text:p>
          <text:p text:style-name="P136">Il·lustració 24: Llistat de Propietats globals<text:tab/>26</text:p>
          <text:p text:style-name="P136">Il·lustració 25: Edició de Propietat global<text:tab/>27</text:p>
          <text:p text:style-name="P136">Il·lustració 26: Eliminació de Propietat global<text:tab/>27</text:p>
          <text:p text:style-name="P136">Il·lustració 27: Submenú d'Oficines i Organismes<text:tab/>28</text:p>
          <text:p text:style-name="P136">Il·lustració 28: Pantalla inicial d'Organigrama<text:tab/>28</text:p>
          <text:p text:style-name="P136">Il·lustració 29: Sincronització d'Organismes<text:tab/>28</text:p>
          <text:p text:style-name="P136">Il·lustració 30: Resultat de la sincronització d'Organismes<text:tab/>29</text:p>
          <text:p text:style-name="P136">Il·lustració 31: Llistat de llibres d'un organisme<text:tab/>29</text:p>
          <text:p text:style-name="P136">Il·lustració 32: Formulari d'alta de llibre<text:tab/>30</text:p>
          <text:p text:style-name="P136">Il·lustració 33: Alta de llibre<text:tab/>30</text:p>
          <text:p text:style-name="P136">Il·lustració 34: Permisos d'un usuari sobre un llibre<text:tab/>31</text:p>
          <text:p text:style-name="P136">Il·lustració 35: Edició d'un llibre<text:tab/>31</text:p>
          <text:p text:style-name="P136">Il·lustració 36: Oficines que donen servei a un Organisme<text:tab/>31</text:p>
          <text:p text:style-name="P136">Il·lustració 37: Arbre d'Entitat<text:tab/>32</text:p>
          <text:p text:style-name="P136">Il·lustració 38: Formulari de reubicació de llibres<text:tab/>33</text:p>
          <text:p text:style-name="P136">Il·lustració 39: Llistat de sincronitzacions d'organismes<text:tab/>33</text:p>
          <text:p text:style-name="P136">Il·lustració 40: Formulari de cerca d'usuaris d'entitat<text:tab/>34</text:p>
          <text:p text:style-name="P136">Il·lustració 41: Formulari per Introduir Usuari<text:tab/>34</text:p>
          <text:p text:style-name="P136">Il·lustració 42: Error de rol introduint usuari<text:tab/>34</text:p>
          <text:p text:style-name="P136">Il·lustració 43: Error de rol introduint usuari<text:tab/>35</text:p>
          <text:p text:style-name="P136">Il·lustració 44: Confirmació de creació d'usuari a l'entitat<text:tab/>35</text:p>
          <text:p text:style-name="P136">Il·lustració 45: Llistat d'usuaris d'entitat<text:tab/>35</text:p>
          <text:p text:style-name="P136">Il·lustració 46: Formulari Permisos-Usuari<text:tab/>36</text:p>
          <text:p text:style-name="P136">Il·lustració 47: Cerca de Persones<text:tab/>36</text:p>
          <text:p text:style-name="P136">Il·lustració 48: Formulari de Persona<text:tab/>37</text:p>
          <text:p text:style-name="P136">Il·lustració 49: Tipus de document<text:tab/>37</text:p>
          <text:p text:style-name="P136"><text:soft-page-break/>Il·lustració 50: Resultat de cerca de persones d'una entitat<text:tab/>38</text:p>
          <text:p text:style-name="P136">Il·lustració 51: Resultat de cerca de persones d'una entitat<text:tab/>38</text:p>
          <text:p text:style-name="P136">Il·lustració 52: Submenú d'Estadístiques i Informes<text:tab/>39</text:p>
          <text:p text:style-name="P136">Il·lustració 53: Criteris de classificació per Informe d'Indicadors<text:tab/>39</text:p>
          <text:p text:style-name="P136">Il·lustració 54: Informe d'Indicadors<text:tab/>41</text:p>
          <text:p text:style-name="P136">Il·lustració 55: Cerca d'Informe d'Indicadors per Oficina<text:tab/>42</text:p>
          <text:p text:style-name="P136">Il·lustració 56: Informe d'Indicadors per Oficina<text:tab/>42</text:p>
          <text:p text:style-name="P136">Il·lustració 57: Criteris de l'informe Llibre de registres<text:tab/>43</text:p>
          <text:p text:style-name="P136">Il·lustració 58: Informe llibre de Registres<text:tab/>44</text:p>
          <text:p text:style-name="P136">Il·lustració 59: Consulta d'usuari LOPD<text:tab/>44</text:p>
          <text:p text:style-name="P136">Il·lustració 60: Detall Consulta d'usuari LOPD<text:tab/>45</text:p>
          <text:p text:style-name="P136">Il·lustració 61: Consulta d'assentament LOPD<text:tab/>46</text:p>
          <text:p text:style-name="P136">Il·lustració 62: Resultat de cerca d'assentament LOPD<text:tab/>46</text:p>
          <text:p text:style-name="P136">Il·lustració 63: Detall d'una consulta assentament LOPD<text:tab/>47</text:p>
          <text:p text:style-name="P136">Il·lustració 64: Cercador de registres migrats<text:tab/>48</text:p>
          <text:p text:style-name="P136">Il·lustració 65: Llistat de registres migrats<text:tab/>48</text:p>
          <text:p text:style-name="P136">Il·lustració 66: Detall de consulta LOPD sobre Registre Migrat<text:tab/>49</text:p>
          <text:p text:style-name="P136">Il·lustració 67: Submenú de Catàleg de Dades<text:tab/>50</text:p>
          <text:p text:style-name="P136">Il·lustració 68: Llistat de Tipus Documental<text:tab/>50</text:p>
          <text:p text:style-name="P136">Il·lustració 69: Formulari de tipus documental<text:tab/>51</text:p>
          <text:p text:style-name="P136">Il·lustració 70: Introducció de Tipus Documental<text:tab/>51</text:p>
          <text:p text:style-name="P136">Il·lustració 71: Llistat de tipus assumpte<text:tab/>52</text:p>
          <text:p text:style-name="P136">Il·lustració 72: Formulari de Tipus d'Assumpte<text:tab/>52</text:p>
          <text:p text:style-name="P136">Il·lustració 73: Edició de Tipus d'Assumpte<text:tab/>53</text:p>
          <text:p text:style-name="P136">Il·lustració 74: Formulari de Codi d'Assumpte<text:tab/>54</text:p>
          <text:p text:style-name="P136">Il·lustració 75: Tipus d'Assumpte i Codi d'Assumpte<text:tab/>55</text:p>
          <text:p text:style-name="P136">Il·lustració 76: Llistat de Models d’ofici de remissió de l'entitat<text:tab/>55</text:p>
          <text:p text:style-name="P136">Il·lustració 77: Formulari d'un Model de Rebut<text:tab/>56</text:p>
          <text:p text:style-name="P136">Il·lustració 78: Edició d'un Model d’ofici de remissió<text:tab/>56</text:p>
          <text:p text:style-name="P136">Il·lustració 79: Ajuda Model de Rebut<text:tab/>57</text:p>
        </text:index-body>
      </text:illustration-index>
      <text:p text:style-name="Text_20_body"/>
      <text:p text:style-name="Text_20_body"/>
      <text:h text:style-name="P13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1712282843" text:style-name="L1">
        <text:list-item>
          <text:p text:style-name="P98"><text:span text:style-name="T1">Administrador</text:span>: és l'usuari que administra l'aplicació i que bàsicament gestiona usuaris, entitats i el catàleg de Dir3. El rol d'aplicació que li correspon és RWE_SUPERADMIN</text:p>
        </text:list-item>
        <text:list-item>
          <text:p text:style-name="P98"><text:span text:style-name="T1">Administrador d'Entitat</text:span>: administra totes les dades associades a una entitat. El rol d'aplicació que li correspon és RWE_ADMIN</text:p>
        </text:list-item>
        <text:list-item>
          <text:p text:style-name="P98"><text:span text:style-name="T1">Operador</text:span>: Realitza les tasques habituals d'una oficina de registre. El rol d'aplicació que li correspon és RWE_USUARI.</text:p>
        </text:list-item>
        <text:list-item>
          <text:p text:style-name="P98"><text:span text:style-name="T1">Operador (administrador d'oficina)</text:span> : És un sub-rol que té un usuari Operador. Li permetrà certes opcions que no tendrà un operador normal, per exemple visat d'assentaments.</text:p>
        </text:list-item>
      </text:list>
      <text:p text:style-name="P4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4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45"/>
      <text:h text:style-name="Heading_20_2" text:outline-level="2">Introducció Avançada</text:h>
      <text:p text:style-name="P8"><text:tab/></text:p>
      <text:h text:style-name="P126"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Heading_20_1"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202"><draw:text-box fo:min-height="4.424cm"><text:p text:style-name="P78"><draw:frame draw:style-name="fr5" draw:name="gráficos5" text:anchor-type="paragraph" svg:width="17cm" svg:height="4.069cm" draw:z-index="203"><draw:image xlink:href="Pictures/10000000000004E50000012C3AF5A4D039756DBC.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text:soft-page-break/>Distribució de la Pantalla</text:h>
      <text:p text:style-name="P8"/>
      <text:h text:style-name="Heading_20_3" text:outline-level="3">Capçalera</text:h>
      <text:p text:style-name="Text_20_body">La capçalera de RegWeb3 varia segons el perfil d'usuari.</text:p>
      <text:list xml:id="list2530988333" text:style-name="L2">
        <text:list-header>
          <text:p text:style-name="P99"/>
        </text:list-header>
      </text:list>
      <text:list xml:id="list3134228373" text:style-name="L3">
        <text:list-item>
          <text:p text:style-name="P89">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2">Logo de l'entitat</text:p>
          </table:table-cell>
          <table:table-cell table:style-name="Tabla1.A1" office:value-type="string">
            <text:p text:style-name="P32">Logo de </text:p>
            <text:p text:style-name="P32">l'aplicació</text:p>
            <text:p text:style-name="P32">RegWeb3</text:p>
          </table:table-cell>
          <table:table-cell table:style-name="Tabla1.A1" office:value-type="string">
            <text:p text:style-name="P33"/>
          </table:table-cell>
          <table:table-cell table:style-name="Tabla1.A1" office:value-type="string">
            <text:p text:style-name="P32">Nom de l'usuari</text:p>
          </table:table-cell>
          <table:table-cell table:style-name="Tabla1.A1" office:value-type="string">
            <text:p text:style-name="P32">Entitats administrades</text:p>
          </table:table-cell>
          <table:table-cell table:style-name="Tabla1.A1" office:value-type="string">
            <text:p text:style-name="P32">Rol de l'usuari</text:p>
          </table:table-cell>
        </table:table-row>
        <table:table-row>
          <table:table-cell table:style-name="Tabla1.A3" table:number-columns-spanned="6" office:value-type="string">
            <text:p text:style-name="P31"><draw:frame draw:style-name="fr3" draw:name="gráficos7" text:anchor-type="paragraph" svg:width="16.806cm" svg:height="1.249cm" draw:z-index="82"><draw:image xlink:href="Pictures/10000000000004E30000005D2FDA661CF8864B0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3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78"><draw:frame draw:style-name="fr3" draw:name="gráficos8" text:anchor-type="paragraph" svg:width="6.826cm" svg:height="2.54cm" draw:z-index="83"><draw:image xlink:href="Pictures/1000000000000102000000602AF822AE0D546926.bmp" xlink:type="simple" xlink:show="embed" xlink:actuate="onLoad"/></draw:frame>Il·lustració <text:sequence text:ref-name="refIllustration1" text:name="Illustration" text:formula="ooow:Illustration+1" style:num-format="1">2</text:sequence>: Submenú d'usuari</text:p>
      <text:p text:style-name="P78"/>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78"><draw:frame draw:style-name="fr3" draw:name="gráficos10" text:anchor-type="paragraph" svg:width="7.618cm" svg:height="2.752cm" draw:z-index="86"><draw:image xlink:href="Pictures/1000000000000120000000687C3B70BEAF14E139.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78"><draw:frame draw:style-name="fr3" draw:name="gráficos65" text:anchor-type="paragraph" svg:width="13.73cm" svg:height="2.461cm" draw:z-index="89"><draw:image xlink:href="Pictures/10000000000002070000005DFD80BAADAE714D8C.bmp" xlink:type="simple" xlink:show="embed" xlink:actuate="onLoad"/></draw:frame><text:soft-page-break/>Il·lustració <text:sequence text:ref-name="refIllustration3" text:name="Illustration" text:formula="ooow:Illustration+1" style:num-format="1">4</text:sequence>: Submenú d'entitats administrades</text:p>
      <text:p text:style-name="P78"/>
      <text:h text:style-name="Heading_20_3" text:outline-level="3">Menús</text:h>
      <text:p text:style-name="P45">A continuació es mostren les opcions de menú pel rol “Administrador d'Entitat”. Les opcions de menú es descriuen <text:s/>amb més detall a cada un dels seus apartats.</text:p>
      <text:p text:style-name="P45"/>
      <text:list xml:id="list2991785092" text:style-name="L4">
        <text:list-item>
          <text:p text:style-name="P100">Menú Administrador d'Entitat: </text:p>
        </text:list-item>
      </text:list>
      <table:table table:name="Tabla6" table:style-name="Tabla6">
        <table:table-column table:style-name="Tabla6.A"/>
        <table:table-column table:style-name="Tabla6.B"/>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84"><draw:frame draw:style-name="fr5" draw:name="gráficos66" text:anchor-type="paragraph" svg:width="4.491cm" svg:height="8.8cm" draw:z-index="129"><draw:image xlink:href="Pictures/10000000000000EF000001D58DFF3E1A4B04C3FD.jpg" xlink:type="simple" xlink:show="embed" xlink:actuate="onLoad"/></draw:frame></text:p>
            <text:p text:style-name="P86">Il·lustració <text:sequence text:ref-name="refIllustration4" text:name="Illustration" text:formula="ooow:Illustration+1" style:num-format="1">5</text:sequence>: Menú Administrador Entitat</text:p>
          </table:table-cell>
        </table:table-row>
      </table:table>
      <text:p text:style-name="P46"><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84"><draw:frame draw:style-name="fr3" draw:name="gráficos89" text:anchor-type="paragraph" svg:width="8.37cm" svg:height="1.76cm" draw:z-index="130"><draw:image xlink:href="Pictures/2000000700002EB8000009D31FF88BC80C55B218.svm" xlink:type="simple" xlink:show="embed" xlink:actuate="onLoad"/></draw:frame></text:p>
            <text:p text:style-name="P86">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79"/>
          </table:table-cell>
        </table:table-row>
        <text:soft-page-break/>
        <table:table-row>
          <table:table-cell table:style-name="Tabla7.A3" office:value-type="string">
            <text:p text:style-name="P31">En aquesta imatge mostram la resta d'opcions d'Organismes.</text:p>
          </table:table-cell>
          <table:table-cell table:style-name="Tabla7.B3" office:value-type="string">
            <text:p text:style-name="P84"><draw:frame draw:style-name="fr5" draw:name="gráficos90" text:anchor-type="paragraph" svg:width="7.819cm" svg:height="2.24cm" draw:z-index="131"><draw:image xlink:href="Pictures/2000000700002B9E00000C827E1D6682D681F2F1.svm" xlink:type="simple" xlink:show="embed" xlink:actuate="onLoad"/></draw:frame></text:p>
            <text:p text:style-name="P86">Il·lustració <text:sequence text:ref-name="refIllustration6" text:name="Illustration" text:formula="ooow:Illustration+1" style:num-format="1">7</text:sequence>: Submenú Organismes</text:p>
          </table:table-cell>
        </table:table-row>
      </table:table>
      <text:p text:style-name="P45"/>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84"><draw:frame draw:style-name="fr5" draw:name="gráficos67" text:anchor-type="paragraph" svg:width="8.26cm" svg:height="1.829cm" draw:z-index="91"><draw:image xlink:href="Pictures/2000000900002E1900000A3C761C9319DD1E39F2.svm" xlink:type="simple" xlink:show="embed" xlink:actuate="onLoad"/></draw:frame></text:p>
            <text:p text:style-name="P86">Il·lustració <text:sequence text:ref-name="refIllustration7" text:name="Illustration" text:formula="ooow:Illustration+1" style:num-format="1">8</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78"><draw:frame draw:style-name="fr6" draw:name="gráficos17" text:anchor-type="paragraph" svg:width="17cm" svg:height="3.995cm" draw:z-index="93"><draw:image xlink:href="Pictures/10000000000004E700000127F48D18F1FE1E8B89.bmp" xlink:type="simple" xlink:show="embed" xlink:actuate="onLoad"/></draw:frame><text:span text:style-name="T3">Il·lustració </text:span><text:span text:style-name="T3"><text:sequence text:ref-name="refIllustration8" text:name="Illustration" text:formula="ooow:Illustration+1" style:num-format="1">9</text:sequence></text:span><text:span text:style-name="T3">: Contingut</text:span></text:p>
      <text:p text:style-name="P10"/>
      <text:h text:style-name="Heading_20_3" text:outline-level="3">Peu</text:h>
      <text:p text:style-name="P12"><draw:frame draw:style-name="fr7" draw:name="gráficos18" text:anchor-type="paragraph" svg:width="17cm" svg:height="3.995cm" draw:z-index="96"><draw:image xlink:href="Pictures/10000000000004E7000001271E979B17A991C0D7.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1789526251" text:style-name="L5">
        <text:list-item>
          <text:p text:style-name="P91"><text:span text:style-name="T1">nom de l'aplicació i versió del producte</text:span>.</text:p>
        </text:list-item>
        <text:list-item>
          <text:p text:style-name="P90"><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121" text:outline-level="2"><text:soft-page-break/>Informació general sobre els Llistats</text:h>
      <text:list xml:id="list2542277889" text:style-name="L6">
        <text:list-header>
          <text:p text:style-name="P94"><draw:frame draw:style-name="fr5" draw:name="gráficos23" text:anchor-type="paragraph" svg:width="17cm" svg:height="7.765cm" draw:z-index="3"><draw:image xlink:href="Pictures/100000000000044B000001F6DBA2745CDC0A30AA.png" xlink:type="simple" xlink:show="embed" xlink:actuate="onLoad"/></draw:frame>Il·lustració <text:sequence text:ref-name="refIllustration10" text:name="Illustration" text:formula="ooow:Illustration+1" style:num-format="1">11</text:sequence>: Llistat</text:p>
          <text:p text:style-name="P92"/>
        </text:list-header>
      </text:list>
      <text:p text:style-name="P11"/>
      <text:list xml:id="list85006421581983" text:continue-numbering="true" text:style-name="L6">
        <text:list-item>
          <text:p text:style-name="P101">Indica de que és el llistat.</text:p>
        </text:list-item>
        <text:list-item>
          <text:p text:style-name="P101">Botó que permet crear un nou objecte.</text:p>
        </text:list-item>
        <text:list-item>
          <text:p text:style-name="P101">Informació del número d'elements del llistat.</text:p>
        </text:list-item>
        <text:list-item>
          <text:p text:style-name="P101">Capçalera del llistat amb el conjunt de camps més significatius. Serà variable per a cada llistat. El camp “accions” indica les <text:s/>accions que es poden fer per cada element del llistat.</text:p>
        </text:list-item>
      </text:list>
      <text:h text:style-name="P132"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132"><draw:image xlink:href="Pictures/10000000000000EF000001D58DFF3E1A4B04C3FD.jpg" xlink:type="simple" xlink:show="embed" xlink:actuate="onLoad"/></draw:frame></text:p>
      <text:p text:style-name="P12">Il·lustració <text:sequence text:ref-name="refIllustration11" text:name="Illustration" text:formula="ooow:Illustration+1" style:num-format="1">12</text:sequence>: Menú Administrador Entitat</text:p>
      <text:p text:style-name="P56"/>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5">Dades:</text:p>
      <text:p text:style-name="P12"><draw:frame draw:style-name="fr6" draw:name="gráficos68" text:anchor-type="paragraph" svg:width="17cm" svg:height="6.519cm" draw:z-index="133"><draw:image xlink:href="Pictures/2000000700006E6300002A7B1DF6D9D96E2C2552.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1392992044" text:style-name="L7">
        <text:list-item>
          <text:p text:style-name="P103"><text:span text:style-name="T1">Nom</text:span>: nom de l'entitat.</text:p>
        </text:list-item>
        <text:list-item>
          <text:p text:style-name="P103"><text:span text:style-name="T1">Descripció</text:span>: breu descripció de l'entitat.</text:p>
        </text:list-item>
        <text:list-item>
          <text:p text:style-name="P103"><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104"><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04"><text:span text:style-name="T1">Ofici de remissió</text:span>: permet activar o desactivar els oficis de remissió.</text:p>
        </text:list-item>
        <text:list-item>
          <text:p text:style-name="P104"><text:span text:style-name="T1">SIR</text:span>: si l'entitat ha de poder fer intercanvis registrals amb altres administracions.</text:p>
        </text:list-item>
      </text:list>
      <text:p text:style-name="P61"><text:tab/><text:tab/></text:p>
      <text:p text:style-name="P61"/>
      <text:p text:style-name="P66">Formats: </text:p>
      <text:p text:style-name="P59">Són els diferents formats que se poden donar a algun dels paràmetres de l'entitat.</text:p>
      <text:p text:style-name="P12"><draw:frame draw:style-name="fr6" draw:name="gráficos69" text:anchor-type="paragraph" svg:width="17cm" svg:height="7.37cm" draw:z-index="105"><draw:image xlink:href="Pictures/2000000700006B1400002E69C08326B6DD60F9BE.svm" xlink:type="simple" xlink:show="embed" xlink:actuate="onLoad"/></draw:frame><text:soft-page-break/>Il·lustració <text:sequence text:ref-name="refIllustration13" text:name="Illustration" text:formula="ooow:Illustration+1" style:num-format="1">14</text:sequence>: Formulari de Formats</text:p>
      <text:p text:style-name="P59"/>
      <text:p text:style-name="P59">Descripció dels camps de formats: </text:p>
      <text:list xml:id="list1933077645" text:style-name="L8">
        <text:list-item>
          <text:p text:style-name="P105"><text:span text:style-name="T1">Format segell</text:span>: permet definir el format que tendrà el segell de l'entitat (hi ha un botó d'Ajuda per veure totes les possibilitats).</text:p>
          <text:p text:style-name="P93"><draw:frame draw:style-name="fr5" draw:name="gráficos29" text:anchor-type="paragraph" svg:width="10.194cm" svg:height="5.385cm" draw:z-index="98"><draw:image xlink:href="Pictures/10000000000001C50000010964D0FA8BFB54340F.png" xlink:type="simple" xlink:show="embed" xlink:actuate="onLoad"/></draw:frame>Il·lustració <text:sequence text:ref-name="refIllustration14" text:name="Illustration" text:formula="ooow:Illustration+1" style:num-format="1">15</text:sequence>: Ajuda Format Segell</text:p>
          <text:p text:style-name="P93"/>
        </text:list-item>
        <text:list-item>
          <text:p text:style-name="P105"><text:span text:style-name="T1">Posició segell: </text:span><text:span text:style-name="T7">permet definir les coordenades X i Y on s'imprimirà per defecte el segell, si després no se canvia. Si aquests dos camps estan buits, per defecte el segell apareixerà a la posició (19,19).</text:span></text:p>
        </text:list-item>
        <text:list-item>
          <text:p text:style-name="P105"><text:span text:style-name="T1">Format Núm. Registre</text:span>: permet definir el format del número de registre de l'entitat (hi ha un botó d'Ajuda per veure totes les possibilitats).</text:p>
          <text:p text:style-name="P93"><draw:frame draw:style-name="fr3" draw:name="gráficos28" text:anchor-type="paragraph" svg:width="10.278cm" svg:height="2.489cm" draw:z-index="108"><draw:image xlink:href="Pictures/10000000000001BE0000006C7B6FCFBC37258367.png" xlink:type="simple" xlink:show="embed" xlink:actuate="onLoad"/></draw:frame>Il·lustració <text:sequence text:ref-name="refIllustration15" text:name="Illustration" text:formula="ooow:Illustration+1" style:num-format="1">16</text:sequence>: Ajuda Format Núm. Registre</text:p>
          <text:p text:style-name="P93"/>
        </text:list-item>
        <text:list-item>
          <text:p text:style-name="P105"><text:span text:style-name="T1">Logo Segell</text:span>: permet incloure una imatge al segell, que se completarà amb el text inclòs al <text:soft-page-break/>“Format Segell”. Per fer això, està explicat a l'ajuda del Format segell la manera com combinar la imatge i el text.</text:p>
          <text:p text:style-name="P105"/>
        </text:list-item>
      </text:list>
      <text:p text:style-name="P61"/>
      <text:p text:style-name="P62">Configuració: </text:p>
      <text:list xml:id="list85006078118877" text:continue-numbering="true" text:style-name="L8">
        <text:list-header>
          <text:p text:style-name="P95"><draw:frame draw:style-name="fr6" draw:name="gráficos70" text:anchor-type="paragraph" svg:width="17cm" svg:height="8.38cm" draw:z-index="109"><draw:image xlink:href="Pictures/100000000000042C0000021219DB19D99C2412C5.jpg" xlink:type="simple" xlink:show="embed" xlink:actuate="onLoad"/></draw:frame>Il·lustració <text:sequence text:ref-name="refIllustration16" text:name="Illustration" text:formula="ooow:Illustration+1" style:num-format="1">17</text:sequence>: Formulari Configuració Entitat</text:p>
        </text:list-header>
      </text:list>
      <text:p text:style-name="P61"/>
      <text:p text:style-name="P61">Descripció dels camps de configuració: </text:p>
      <text:list xml:id="list593661540" text:style-name="L9">
        <text:list-item>
          <text:p text:style-name="P106"><text:span text:style-name="T1">Color del menú</text:span>: Permet definir el color del menú per a l'entitat. </text:p>
        </text:list-item>
        <text:list-item>
          <text:p text:style-name="P106"><text:span text:style-name="T1">Persones</text:span>: Permet indicar que fer amb els interessats que s'indiquen a un assentament.</text:p>
          <text:list>
            <text:list-item>
              <text:p text:style-name="P106">Sense guardar: les dades dels interessats no es guardaran.</text:p>
            </text:list-item>
            <text:list-item>
              <text:p text:style-name="P106">Guardar totes: es guardaran les dades dels interessats d'un assentament.</text:p>
            </text:list-item>
            <text:list-item>
              <text:p text:style-name="P106">Confirmar nova persona: el sistema demanarà per cada interessat si es vol guardar o no.</text:p>
            </text:list-item>
            <text:list-item>
              <text:p text:style-name="P106">Sistema extern: <text:s/>les dades dels interessats s'obtindran d'una base de dades externes. </text:p>
            </text:list-item>
          </text:list>
        </text:list-item>
        <text:list-item>
          <text:p text:style-name="P106"><text:span text:style-name="T1">Text del peu</text:span>: permet definir el text de l'entitat que sortirà al peu de pàgina.</text:p>
        </text:list-item>
        <text:list-item>
          <text:p text:style-name="P106"><text:span text:style-name="T1">Logo Menú</text:span>: Permet definir el logo que sortirà al menú.</text:p>
        </text:list-item>
        <text:list-item>
          <text:p text:style-name="P106"><text:span text:style-name="T1">Logo Peu</text:span>: permet definir el logo que sortirà al peu.</text:p>
        </text:list-item>
        <text:list-item>
          <text:p text:style-name="P107"><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73"><text:soft-page-break/></text:p>
      <text:p text:style-name="P63"/>
      <text:h text:style-name="Heading_20_2" text:outline-level="2">Plugins</text:h>
      <text:p text:style-name="Text_20_body">Regweb3 funciona mitjançant plugins per realitzar diferents accions dins l'aplicació<text:span text:style-name="T3">.</text:span></text:p>
      <text:p text:style-name="Text_20_body"/>
      <text:p text:style-name="Text_20_body"><draw:frame draw:style-name="fr1" draw:name="Marco24" text:anchor-type="as-char" svg:width="17cm" draw:z-index="45"><draw:text-box fo:min-height="4.57cm"><text:p text:style-name="P78"><draw:frame draw:style-name="fr5" draw:name="gráficos106" text:anchor-type="paragraph" svg:width="17cm" svg:height="3.63cm" draw:z-index="46"><draw:image xlink:href="Pictures/1000000000000425000000E1DF6F0631AF60161F.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47"><draw:text-box fo:min-height="4.923cm"><text:p text:style-name="P78"><draw:frame draw:style-name="fr5" draw:name="gráficos107" text:anchor-type="paragraph" svg:width="6.638cm" svg:height="6.091cm" draw:z-index="48"><draw:image xlink:href="Pictures/100000000000015500000137EE683435FBB8B706.jpg" xlink:type="simple" xlink:show="embed" xlink:actuate="onLoad"/></draw:frame>Il·lustració <text:sequence text:ref-name="refIllustration18" text:name="Illustration" text:formula="ooow:Illustration+1" style:num-format="1">19</text:sequence>: Tipus de Plugins</text:p></draw:text-box></draw:frame></text:p>
      <text:p text:style-name="P49"/>
      <text:p text:style-name="Text_20_body">Si el que volem fer és introduir un nou plugin, pitjarem damunt el botó <draw:frame draw:style-name="fr8" draw:name="gráficos108" text:anchor-type="as-char" svg:y="-0.441cm" svg:width="2.469cm" svg:height="0.487cm" draw:z-index="49"><draw:image xlink:href="Pictures/100000000000006F0000001654DCB47D8674F05D.jpg" xlink:type="simple" xlink:show="embed" xlink:actuate="onLoad"/></draw:frame> i ens apareix el formulari:</text:p>
      <text:p text:style-name="Text_20_body"><text:soft-page-break/><draw:frame draw:style-name="fr1" draw:name="Marco26" text:anchor-type="as-char" svg:width="17cm" draw:z-index="50"><draw:text-box fo:min-height="4.923cm"><text:p text:style-name="P78"><draw:frame draw:style-name="fr5" draw:name="gráficos109" text:anchor-type="paragraph" svg:width="17cm" svg:height="8.209cm" draw:z-index="51"><draw:image xlink:href="Pictures/100000000000042A00000205189B4CEA23B21D3A.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49"/>
      <text:p text:style-name="P49">Els plugins actualment implementats i disponibles per a cada Entitat són:</text:p>
      <text:list xml:id="list951948857" text:style-name="L10">
        <text:list-item>
          <text:p text:style-name="P108">Plugin per generar Justificant</text:p>
        </text:list-item>
        <text:list-item>
          <text:p text:style-name="P108">Plugin de PostProcés</text:p>
        </text:list-item>
        <text:list-item>
          <text:p text:style-name="P102">Plugin de Distribució</text:p>
        </text:list-item>
        <text:list-item>
          <text:p text:style-name="P102">Plugin de Firma en servidor</text:p>
        </text:list-item>
        <text:list-item>
          <text:p text:style-name="P102">Plugin per definir l'Escàner</text:p>
        </text:list-item>
      </text:list>
      <text:p text:style-name="P50"><text:tab/></text:p>
      <text:p text:style-name="P50">La configuració d'aquests plugins s'explica en els següents punts.</text:p>
      <text:p text:style-name="P50"/>
      <text:h text:style-name="P127" text:outline-level="3">Plugin per generar Justificant</text:h>
      <text:p text:style-name="P51">S'encarrega de la generació del justificant en pdf que s'adjunta a un registre automàticament quan s'envia a SIR o quan es genera manualment. Aquest plugin disposa d'una sèrie de propietats per poder modificar el contingut d'alguns textos del pdf.</text:p>
      <text:p text:style-name="P51">Es poden triar dues implementacions: </text:p>
      <text:p text:style-name="P50">• Bàsica: Veure punt 4.2.1.1.-Plugin per generar Justificant </text:p>
      <text:p text:style-name="P51">• CAIB: Veure punt 4.2.1.2.-Plugin per generar Justificant CAIB </text:p>
      <text:p text:style-name="P51"/>
      <text:h text:style-name="Heading_20_4" text:outline-level="4"><text:soft-page-break/>Plugin <text:span text:style-name="T3">per generar Justificant </text:span></text:h>
      <text:p text:style-name="P51">És el plugin que es configura per defecte quan es crea una nova entitat.</text:p>
      <table:table table:name="Tabla41" table:style-name="Tabla41">
        <table:table-column table:style-name="Tabla41.A"/>
        <table:table-row>
          <table:table-cell table:style-name="Tabla41.A1" office:value-type="string">
            <text:p text:style-name="P87">Tipus:</text:p>
          </table:table-cell>
        </table:table-row>
        <table:table-row>
          <table:table-cell table:style-name="Tabla41.A2" office:value-type="string">
            <text:p text:style-name="P35">Justificant</text:p>
          </table:table-cell>
        </table:table-row>
      </table:table>
      <text:p text:style-name="P51"/>
      <table:table table:name="Tabla42" table:style-name="Tabla42">
        <table:table-column table:style-name="Tabla42.A"/>
        <table:table-row>
          <table:table-cell table:style-name="Tabla42.A1" office:value-type="string">
            <text:p text:style-name="P87">Nom:</text:p>
          </table:table-cell>
        </table:table-row>
        <table:table-row>
          <table:table-cell table:style-name="Tabla42.A2" office:value-type="string">
            <text:p text:style-name="P35">Justificant</text:p>
          </table:table-cell>
        </table:table-row>
      </table:table>
      <text:p text:style-name="P51"/>
      <table:table table:name="Tabla51" table:style-name="Tabla51">
        <table:table-column table:style-name="Tabla51.A"/>
        <table:table-row>
          <table:table-cell table:style-name="Tabla51.A1" office:value-type="string">
            <text:p text:style-name="P87">Descripció:</text:p>
          </table:table-cell>
        </table:table-row>
        <table:table-row>
          <table:table-cell table:style-name="Tabla51.A2" office:value-type="string">
            <text:p text:style-name="P35">Implementació bàsica per a generar el justificant SIR dels registres</text:p>
          </table:table-cell>
        </table:table-row>
      </table:table>
      <text:p text:style-name="P51"/>
      <table:table table:name="Tabla43" table:style-name="Tabla43">
        <table:table-column table:style-name="Tabla43.A"/>
        <table:table-row>
          <table:table-cell table:style-name="Tabla43.A1" office:value-type="string">
            <text:p text:style-name="P87">Classe Java:</text:p>
          </table:table-cell>
        </table:table-row>
        <table:table-row>
          <table:table-cell table:style-name="Tabla43.A2" office:value-type="string">
            <text:p text:style-name="P38"><text:span text:style-name="T8">org.fundaciobit.plugins.justificante.mock</text:span><text:span text:style-name="T11">.</text:span><text:span text:style-name="T15">JustificanteMockPlugin</text:span><text:span text:style-name="T16"> </text:span></text:p>
          </table:table-cell>
        </table:table-row>
      </table:table>
      <text:p text:style-name="P51"/>
      <table:table table:name="Tabla44" table:style-name="Tabla44">
        <table:table-column table:style-name="Tabla44.A"/>
        <table:table-column table:style-name="Tabla44.B"/>
        <table:table-row>
          <table:table-cell table:style-name="Tabla44.A1" table:number-columns-spanned="2" office:value-type="string">
            <text:p text:style-name="P87">Propietats:</text:p>
          </table:table-cell>
          <table:covered-table-cell/>
        </table:table-row>
        <table:table-row>
          <table:table-cell table:style-name="Tabla44.A2" office:value-type="string">
            <text:p text:style-name="P39">es.caib.regweb3.plugins.justificante.mock.declaracion.es</text:p>
          </table:table-cell>
          <table:table-cell table:style-name="Tabla44.A1" office:value-type="string">
            <text:p text:style-name="P35">Missatge en castellà per l'apartat de declaració. Exemple: <text:span text:style-name="T2">declara que las imágenes electrónicas adjuntas...</text:span></text:p>
          </table:table-cell>
        </table:table-row>
        <table:table-row>
          <table:table-cell table:style-name="Tabla44.A3" office:value-type="string">
            <text:p text:style-name="P39">es.caib.regweb3.plugins.justificante.mock.declaracion.ca</text:p>
          </table:table-cell>
          <table:table-cell table:style-name="Tabla44.B3" office:value-type="string">
            <text:p text:style-name="P35">Missatge en català per l'apartat de declaració. Exemple: <text:span text:style-name="T2">declara que les imatges electròniques adjuntes...</text:span></text:p>
          </table:table-cell>
        </table:table-row>
        <table:table-row>
          <table:table-cell table:style-name="Tabla44.A3" office:value-type="string">
            <text:p text:style-name="P39">es.caib.regweb3.plugins.justificante.mock.ley.es</text:p>
          </table:table-cell>
          <table:table-cell table:style-name="Tabla44.B3" office:value-type="string">
            <text:p text:style-name="P35">Missatge en castellà per l'apartat de llei. Exemple: <text:span text:style-name="T2">El registro realizado está amparado...</text:span></text:p>
          </table:table-cell>
        </table:table-row>
        <table:table-row>
          <table:table-cell table:style-name="Tabla44.A3" office:value-type="string">
            <text:p text:style-name="P39">es.caib.regweb3.plugins.justificante.mock.ley.ca</text:p>
          </table:table-cell>
          <table:table-cell table:style-name="Tabla44.B3" office:value-type="string">
            <text:p text:style-name="P35">Missatge en català per l'apartat de llei. Exemple: <text:span text:style-name="T2">El registre realitzat està amparat...</text:span></text:p>
          </table:table-cell>
        </table:table-row>
        <table:table-row>
          <table:table-cell table:style-name="Tabla44.A3" office:value-type="string">
            <text:p text:style-name="P39">es.caib.regweb3.plugins.justificante.mock.validez.es</text:p>
          </table:table-cell>
          <table:table-cell table:style-name="Tabla44.B3" office:value-type="string">
            <text:p text:style-name="P35">Missatge en castellà per l'apartat de validesa. Exemple: <text:span text:style-name="T2">El presente justificante tiene validez ...</text:span></text:p>
          </table:table-cell>
        </table:table-row>
        <table:table-row>
          <table:table-cell table:style-name="Tabla44.A3" office:value-type="string">
            <text:p text:style-name="P39">es.caib.regweb3.plugins.justificante.mock.validez.ca</text:p>
          </table:table-cell>
          <table:table-cell table:style-name="Tabla44.B3" office:value-type="string">
            <text:p text:style-name="P35">Missatge en català per l'apartat de validesa. Exemple: <text:span text:style-name="T2">El present justificant té validesa...</text:span></text:p>
          </table:table-cell>
        </table:table-row>
        <table:table-row>
          <table:table-cell table:style-name="Tabla44.A3" office:value-type="string">
            <text:p text:style-name="P35">es.caib.regweb3.plugins.justificante.mock.logoPath</text:p>
          </table:table-cell>
          <table:table-cell table:style-name="Tabla44.B3" office:value-type="string">
            <text:p text:style-name="P35">Ruta on està el logo de l'entitat. Exemple: <text:span text:style-name="T2">D:/xxxx/goib-05.png</text:span></text:p>
          </table:table-cell>
        </table:table-row>
      </table:table>
      <text:p text:style-name="P51"/>
      <text:h text:style-name="Heading_20_4" text:outline-level="4">Plugin <text:span text:style-name="T3">per generar Justificant CAIB</text:span></text:h>
      <text:p text:style-name="P51">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87">Tipus:</text:p>
          </table:table-cell>
        </table:table-row>
        <text:soft-page-break/>
        <table:table-row>
          <table:table-cell table:style-name="Tabla45.A2" office:value-type="string">
            <text:p text:style-name="P35">Justificant</text:p>
          </table:table-cell>
        </table:table-row>
      </table:table>
      <text:p text:style-name="P51"/>
      <table:table table:name="Tabla47" table:style-name="Tabla47">
        <table:table-column table:style-name="Tabla47.A"/>
        <table:table-row>
          <table:table-cell table:style-name="Tabla47.A1" office:value-type="string">
            <text:p text:style-name="P87">Nom:</text:p>
          </table:table-cell>
        </table:table-row>
        <table:table-row>
          <table:table-cell table:style-name="Tabla47.A2" office:value-type="string">
            <text:p text:style-name="P35">Justificant</text:p>
          </table:table-cell>
        </table:table-row>
      </table:table>
      <text:p text:style-name="P51"/>
      <table:table table:name="Tabla52" table:style-name="Tabla52">
        <table:table-column table:style-name="Tabla52.A"/>
        <table:table-row>
          <table:table-cell table:style-name="Tabla52.A1" office:value-type="string">
            <text:p text:style-name="P87">Descripció:</text:p>
          </table:table-cell>
        </table:table-row>
        <table:table-row>
          <table:table-cell table:style-name="Tabla52.A2" office:value-type="string">
            <text:p text:style-name="P35">Genera el justificant SIR-CAIB dels registres</text:p>
          </table:table-cell>
        </table:table-row>
      </table:table>
      <text:p text:style-name="P51"/>
      <table:table table:name="Tabla49" table:style-name="Tabla49">
        <table:table-column table:style-name="Tabla49.A"/>
        <table:table-row>
          <table:table-cell table:style-name="Tabla49.A1" office:value-type="string">
            <text:p text:style-name="P87">Classe Java:</text:p>
          </table:table-cell>
        </table:table-row>
        <table:table-row>
          <table:table-cell table:style-name="Tabla49.A2" office:value-type="string">
            <text:p text:style-name="P35">org.fundaciobit.plugins.justificante.caib<text:span text:style-name="T10">.</text:span><text:span text:style-name="T18">JustificanteCaibPlugin</text:span><text:span text:style-name="T17"> </text:span></text:p>
          </table:table-cell>
        </table:table-row>
      </table:table>
      <text:p text:style-name="P51"/>
      <table:table table:name="Tabla50" table:style-name="Tabla50">
        <table:table-column table:style-name="Tabla50.A"/>
        <table:table-column table:style-name="Tabla50.B"/>
        <table:table-row>
          <table:table-cell table:style-name="Tabla50.A1" table:number-columns-spanned="2" office:value-type="string">
            <text:p text:style-name="P87">Propietats:</text:p>
          </table:table-cell>
          <table:covered-table-cell/>
        </table:table-row>
        <table:table-row>
          <table:table-cell table:style-name="Tabla50.A2" office:value-type="string">
            <text:p text:style-name="P35">es.caib.regweb3.plugins.justificante.caib.estampacion</text:p>
          </table:table-cell>
          <table:table-cell table:style-name="Tabla50.B2" office:value-type="string">
            <text:p text:style-name="P35">És el missatge d'estampació pel csv. Exemple: <text:span text:style-name="T2">Este es un mensaje de estampación url:{0} specialValue:{1} csv:{2} .</text:span></text:p>
            <text:p text:style-name="P36">(On {0}=url, {1}=specialValue, {2}=csv).</text:p>
          </table:table-cell>
        </table:table-row>
        <table:table-row>
          <table:table-cell table:style-name="Tabla50.A2" office:value-type="string">
            <text:p text:style-name="P39">es.caib.regweb3.plugins.justificante.caib.declaracion.es</text:p>
          </table:table-cell>
          <table:table-cell table:style-name="Tabla50.B2" office:value-type="string">
            <text:p text:style-name="P35">Missatge en castellà per l'apartat de declaració. Exemple: <text:span text:style-name="T2">declara que las imágenes electrónicas adjuntas...</text:span></text:p>
          </table:table-cell>
        </table:table-row>
        <table:table-row>
          <table:table-cell table:style-name="Tabla50.A2" office:value-type="string">
            <text:p text:style-name="P39">es.caib.regweb3.plugins.justificante.caib.declaracion.ca</text:p>
          </table:table-cell>
          <table:table-cell table:style-name="Tabla50.B2" office:value-type="string">
            <text:p text:style-name="P35">Missatge en català per l'apartat de declaració. Exemple: <text:span text:style-name="T2">declara que les imatges electròniques adjuntes...</text:span></text:p>
          </table:table-cell>
        </table:table-row>
        <table:table-row>
          <table:table-cell table:style-name="Tabla50.A2" office:value-type="string">
            <text:p text:style-name="P39">es.caib.regweb3.plugins.justificante.caib.ley.es</text:p>
          </table:table-cell>
          <table:table-cell table:style-name="Tabla50.B2" office:value-type="string">
            <text:p text:style-name="P35">Missatge en castellà per l'apartat de llei. Exemple: <text:span text:style-name="T2">El registro realizado está amparado...</text:span></text:p>
          </table:table-cell>
        </table:table-row>
        <table:table-row>
          <table:table-cell table:style-name="Tabla50.A2" office:value-type="string">
            <text:p text:style-name="P39">es.caib.regweb3.plugins.justificante.caib.ley.ca</text:p>
          </table:table-cell>
          <table:table-cell table:style-name="Tabla50.B2" office:value-type="string">
            <text:p text:style-name="P35">Missatge en català per l'apartat de llei. Exemple: <text:span text:style-name="T2">El registre realitzat està amparat...</text:span></text:p>
          </table:table-cell>
        </table:table-row>
        <table:table-row>
          <table:table-cell table:style-name="Tabla50.A2" office:value-type="string">
            <text:p text:style-name="P39">es.caib.regweb3.plugins.justificante.caib.validez.es</text:p>
          </table:table-cell>
          <table:table-cell table:style-name="Tabla50.B2" office:value-type="string">
            <text:p text:style-name="P35">Missatge en castellà per l'apartat de validesa. Exemple: <text:span text:style-name="T2">El presente justificante tiene validez ...</text:span></text:p>
          </table:table-cell>
        </table:table-row>
        <table:table-row>
          <table:table-cell table:style-name="Tabla50.A2" office:value-type="string">
            <text:p text:style-name="P39">es.caib.regweb3.plugins.justificante.caib.validez.ca</text:p>
          </table:table-cell>
          <table:table-cell table:style-name="Tabla50.B2" office:value-type="string">
            <text:p text:style-name="P35">Missatge en català per l'apartat de validesa. Exemple: <text:span text:style-name="T2">El present justificant té validesa...</text:span></text:p>
          </table:table-cell>
        </table:table-row>
        <table:table-row>
          <table:table-cell table:style-name="Tabla50.A2" office:value-type="string">
            <text:p text:style-name="P35">es.caib.regweb3.plugins.justificante.caib.logoPath</text:p>
          </table:table-cell>
          <table:table-cell table:style-name="Tabla50.B2" office:value-type="string">
            <text:p text:style-name="P35">Ruta on està el logo de l'entitat. Exemple: <text:span text:style-name="T2">D:/xxxx/goib-05.png</text:span></text:p>
          </table:table-cell>
        </table:table-row>
      </table:table>
      <text:p text:style-name="P54"/>
      <text:p text:style-name="P51"/>
      <text:h text:style-name="P127" text:outline-level="3">Plugin de PostProcés</text:h>
      <text:p text:style-name="P51">És l'encarregat d'enviar el registre amb tota la seva informació al lloc que se li configuri cada vegada que es crea, edita, afegeixen annexes i/o interessats.</text:p>
      <text:h text:style-name="Heading_20_4" text:outline-level="4">Plugin de PostProcés</text:h>
      <text:p text:style-name="P51">És el plugin que es configura per defecte quan es crea una nova entitat.</text:p>
      <table:table table:name="Tabla58" table:style-name="Tabla58">
        <table:table-column table:style-name="Tabla58.A"/>
        <table:table-row>
          <table:table-cell table:style-name="Tabla58.A1" office:value-type="string">
            <text:p text:style-name="P87">Tipus:</text:p>
          </table:table-cell>
        </table:table-row>
        <text:soft-page-break/>
        <table:table-row>
          <table:table-cell table:style-name="Tabla58.A2" office:value-type="string">
            <text:p text:style-name="P35">PostProceso</text:p>
          </table:table-cell>
        </table:table-row>
      </table:table>
      <text:p text:style-name="P51"/>
      <table:table table:name="Tabla59" table:style-name="Tabla59">
        <table:table-column table:style-name="Tabla59.A"/>
        <table:table-row>
          <table:table-cell table:style-name="Tabla59.A1" office:value-type="string">
            <text:p text:style-name="P87">Nom:</text:p>
          </table:table-cell>
        </table:table-row>
        <table:table-row>
          <table:table-cell table:style-name="Tabla59.A2" office:value-type="string">
            <text:p text:style-name="P35">PostProcés</text:p>
          </table:table-cell>
        </table:table-row>
      </table:table>
      <text:p text:style-name="P51"/>
      <table:table table:name="Tabla60" table:style-name="Tabla60">
        <table:table-column table:style-name="Tabla60.A"/>
        <table:table-row>
          <table:table-cell table:style-name="Tabla60.A1" office:value-type="string">
            <text:p text:style-name="P87">Descripció:</text:p>
          </table:table-cell>
        </table:table-row>
        <table:table-row>
          <table:table-cell table:style-name="Tabla60.A2" office:value-type="string">
            <text:p text:style-name="P35">Implementació base del plugin, no fa cap acció.</text:p>
          </table:table-cell>
        </table:table-row>
      </table:table>
      <text:p text:style-name="P51"/>
      <table:table table:name="Tabla61" table:style-name="Tabla61">
        <table:table-column table:style-name="Tabla61.A"/>
        <table:table-row>
          <table:table-cell table:style-name="Tabla61.A1" office:value-type="string">
            <text:p text:style-name="P87">Classe Java:</text:p>
          </table:table-cell>
        </table:table-row>
        <table:table-row>
          <table:table-cell table:style-name="Tabla61.A2" office:value-type="string">
            <text:p text:style-name="P42">es.caib.regweb3.plugins.postproceso.mock.PostProcesoMockPlugin</text:p>
          </table:table-cell>
        </table:table-row>
      </table:table>
      <text:p text:style-name="P51"/>
      <table:table table:name="Tabla62" table:style-name="Tabla62">
        <table:table-column table:style-name="Tabla62.A"/>
        <table:table-row>
          <table:table-cell table:style-name="Tabla62.A1" office:value-type="string">
            <text:p text:style-name="P87">Propietats: <text:span text:style-name="T9">No té propietats definides</text:span></text:p>
          </table:table-cell>
        </table:table-row>
      </table:table>
      <text:p text:style-name="P51"/>
      <text:p text:style-name="P51"/>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text:h>
      <text:p text:style-name="P51">És el plugin que es configura per defecte quan es crea una nova entitat.</text:p>
      <table:table table:name="Tabla10" table:style-name="Tabla10">
        <table:table-column table:style-name="Tabla10.A"/>
        <table:table-row>
          <table:table-cell table:style-name="Tabla10.A1" office:value-type="string">
            <text:p text:style-name="P87">Tipus:</text:p>
          </table:table-cell>
        </table:table-row>
        <table:table-row>
          <table:table-cell table:style-name="Tabla10.A2" office:value-type="string">
            <text:p text:style-name="P35">Distribución</text:p>
          </table:table-cell>
        </table:table-row>
      </table:table>
      <text:p text:style-name="P51"/>
      <table:table table:name="Tabla12" table:style-name="Tabla12">
        <table:table-column table:style-name="Tabla12.A"/>
        <table:table-row>
          <table:table-cell table:style-name="Tabla12.A1" office:value-type="string">
            <text:p text:style-name="P87">Nom:</text:p>
          </table:table-cell>
        </table:table-row>
        <table:table-row>
          <table:table-cell table:style-name="Tabla12.A2" office:value-type="string">
            <text:p text:style-name="P35">Distribució</text:p>
          </table:table-cell>
        </table:table-row>
      </table:table>
      <text:p text:style-name="P51"/>
      <table:table table:name="Tabla64" table:style-name="Tabla64">
        <table:table-column table:style-name="Tabla64.A"/>
        <table:table-row>
          <table:table-cell table:style-name="Tabla64.A1" office:value-type="string">
            <text:p text:style-name="P87">Descripció:</text:p>
          </table:table-cell>
        </table:table-row>
        <table:table-row>
          <table:table-cell table:style-name="Tabla64.A2" office:value-type="string">
            <text:p text:style-name="P35">Implementació base del plugin, canvia l'estat d'un registre a Distribuït</text:p>
          </table:table-cell>
        </table:table-row>
      </table:table>
      <text:p text:style-name="P51"/>
      <table:table table:name="Tabla65" table:style-name="Tabla65">
        <table:table-column table:style-name="Tabla65.A"/>
        <table:table-row>
          <table:table-cell table:style-name="Tabla65.A1" office:value-type="string">
            <text:p text:style-name="P87">Classe Java:</text:p>
          </table:table-cell>
        </table:table-row>
        <table:table-row>
          <table:table-cell table:style-name="Tabla65.A2" office:value-type="string">
            <text:p text:style-name="P42">es.caib.regweb3.plugins.distribucion.mock.DistribucionMockPlugin</text:p>
          </table:table-cell>
        </table:table-row>
      </table:table>
      <text:p text:style-name="P51"/>
      <table:table table:name="Tabla66" table:style-name="Tabla66">
        <table:table-column table:style-name="Tabla66.A"/>
        <table:table-row>
          <table:table-cell table:style-name="Tabla66.A1" office:value-type="string">
            <text:p text:style-name="P87">Propietats: <text:span text:style-name="T9">No té propietats definides</text:span></text:p>
          </table:table-cell>
        </table:table-row>
      </table:table>
      <text:p text:style-name="P51"/>
      <text:p text:style-name="P51"/>
      <text:h text:style-name="Heading_20_3" text:outline-level="3">Plugin de Firma en servidor</text:h>
      <text:p text:style-name="Text_20_body">La Firma en servidor s'empra en les entitats que puguin fer registres cap a SIR, ja que ha de firmar <text:soft-page-break/>tots els annexes que s'enviïn. Només farà falta definir-lo a les entitats marcades com a SIR.</text:p>
      <text:p text:style-name="P51">Es poden triar dues implementacions: </text:p>
      <text:p text:style-name="P50">• Afirma: Veure punt 4.2.4.1.-Plugin de Firma en servidor Afirma</text:p>
      <text:p text:style-name="P51">• MiniApplet: Veure punt 4.2.4.2.-Plugin de Firma en servidor MiniApplet</text:p>
      <text:h text:style-name="Heading_20_4" text:outline-level="4">Plugin de <text:span text:style-name="T3">Firma en servidor Afirma</text:span></text:h>
      <text:p text:style-name="P51">És el plugin que es configura per defecte quan es crea una nova entitat.</text:p>
      <table:table table:name="Tabla67" table:style-name="Tabla67">
        <table:table-column table:style-name="Tabla67.A"/>
        <table:table-row>
          <table:table-cell table:style-name="Tabla67.A1" office:value-type="string">
            <text:p text:style-name="P87">Tipus:</text:p>
          </table:table-cell>
        </table:table-row>
        <table:table-row>
          <table:table-cell table:style-name="Tabla67.A2" office:value-type="string">
            <text:p text:style-name="P35">Firma Servidor</text:p>
          </table:table-cell>
        </table:table-row>
      </table:table>
      <text:p text:style-name="P51"/>
      <table:table table:name="Tabla68" table:style-name="Tabla68">
        <table:table-column table:style-name="Tabla68.A"/>
        <table:table-row>
          <table:table-cell table:style-name="Tabla68.A1" office:value-type="string">
            <text:p text:style-name="P87">Nom:</text:p>
          </table:table-cell>
        </table:table-row>
        <table:table-row>
          <table:table-cell table:style-name="Tabla68.A2" office:value-type="string">
            <text:p text:style-name="P35">Firma en servidor</text:p>
          </table:table-cell>
        </table:table-row>
      </table:table>
      <text:p text:style-name="P51"/>
      <table:table table:name="Tabla69" table:style-name="Tabla69">
        <table:table-column table:style-name="Tabla69.A"/>
        <table:table-row>
          <table:table-cell table:style-name="Tabla69.A1" office:value-type="string">
            <text:p text:style-name="P87">Descripció:</text:p>
          </table:table-cell>
        </table:table-row>
        <table:table-row>
          <table:table-cell table:style-name="Tabla69.A2" office:value-type="string">
            <text:p text:style-name="P35">Firma en servidor amb @firma</text:p>
          </table:table-cell>
        </table:table-row>
      </table:table>
      <text:p text:style-name="P51"/>
      <table:table table:name="Tabla70" table:style-name="Tabla70">
        <table:table-column table:style-name="Tabla70.A"/>
        <table:table-row>
          <table:table-cell table:style-name="Tabla70.A1" office:value-type="string">
            <text:p text:style-name="P87">Classe Java:</text:p>
          </table:table-cell>
        </table:table-row>
        <table:table-row>
          <table:table-cell table:style-name="Tabla70.A2" office:value-type="string">
            <text:p text:style-name="P42">org.fundaciobit.plugins.signatureserver.afirmaserver.AfirmaServerSignatureServerPlugin</text:p>
          </table:table-cell>
        </table:table-row>
      </table:table>
      <text:p text:style-name="P51"/>
      <table:table table:name="Tabla71" table:style-name="Tabla71">
        <table:table-column table:style-name="Tabla71.A"/>
        <table:table-column table:style-name="Tabla71.B"/>
        <table:table-row>
          <table:table-cell table:style-name="Tabla71.A1" table:number-columns-spanned="2" office:value-type="string">
            <text:p text:style-name="P87">Propietats:</text:p>
          </table:table-cell>
          <table:covered-table-cell/>
        </table:table-row>
        <table:table-row>
          <table:table-cell table:style-name="Tabla71.A2" office:value-type="string">
            <text:p text:style-name="P35">es.caib.regweb3.plugins.signatureserver.afirmaserver.applicationID</text:p>
          </table:table-cell>
          <table:table-cell table:style-name="Tabla71.B2" office:value-type="string">
            <text:p text:style-name="P37">Identificador de l'aplicació.</text:p>
          </table:table-cell>
        </table:table-row>
        <table:table-row>
          <table:table-cell table:style-name="Tabla71.A2" office:value-type="string">
            <text:p text:style-name="P39">es.caib.regweb3.plugins.signatureserver.afirmaserver.applicationID_TimeStamp</text:p>
          </table:table-cell>
          <table:table-cell table:style-name="Tabla71.B2" office:value-type="string">
            <text:p text:style-name="P35"><text:span text:style-name="T25">Propietat opcional. Serveix per fer firmes amb segell de temps. Exemple:</text:span><text:span text:style-name="T2"> Con TimeStamp</text:span></text:p>
          </table:table-cell>
        </table:table-row>
        <table:table-row>
          <table:table-cell table:style-name="Tabla71.A2" office:value-type="string">
            <text:p text:style-name="P39">es.caib.regweb3.plugins.signatureserver.afirmaserver.defaultAliasCertificate</text:p>
          </table:table-cell>
          <table:table-cell table:style-name="Tabla71.B2" office:value-type="string">
            <text:p text:style-name="P37">Sistema de selecció del certificat amb el que firmar. S'utilitza si signaturesSet.getCommonInfoSignature().getUsername() es null</text:p>
          </table:table-cell>
        </table:table-row>
        <table:table-row>
          <table:table-cell table:style-name="Tabla71.A2" office:value-type="string">
            <text:p text:style-name="P39">es.caib.regweb3.plugins.signatureserver.afirmaserver.TransformersTemplatesPath</text:p>
          </table:table-cell>
          <table:table-cell table:style-name="Tabla71.B2" office:value-type="string">
            <text:p text:style-name="P37">Ruta pels templates.</text:p>
          </table:table-cell>
        </table:table-row>
        <table:table-row>
          <table:table-cell table:style-name="Tabla71.A2" office:value-type="string">
            <text:p text:style-name="P39">es.caib.regweb3.plugins.signatureserver.afirmaserver.endpoint</text:p>
          </table:table-cell>
          <table:table-cell table:style-name="Tabla71.B2" office:value-type="string">
            <text:p text:style-name="P37">Propietats de comunicació amb el repositori de serveis. </text:p>
          </table:table-cell>
        </table:table-row>
        <table:table-row>
          <table:table-cell table:style-name="Tabla71.A2" office:value-type="string">
            <text:p text:style-name="P39">es.caib.regweb3.plugins.signatureserver.afirmaserver.authorization.username</text:p>
          </table:table-cell>
          <table:table-cell table:style-name="Tabla71.B2" office:value-type="string">
            <text:p text:style-name="P37">Nom d'usuari del token.</text:p>
          </table:table-cell>
        </table:table-row>
        <table:table-row>
          <table:table-cell table:style-name="Tabla71.A2" office:value-type="string">
            <text:p text:style-name="P39">es.caib.regweb3.plugins.signatureserver.afirmaserver.authorization.password</text:p>
          </table:table-cell>
          <table:table-cell table:style-name="Tabla71.B2" office:value-type="string">
            <text:p text:style-name="P37">Password del token.</text:p>
          </table:table-cell>
        </table:table-row>
        <table:table-row>
          <table:table-cell table:style-name="Tabla71.A2" office:value-type="string">
            <text:p text:style-name="P35">es.caib.regweb3.plugins.signatureserver.afirmaserver.authorization.ks.path</text:p>
          </table:table-cell>
          <table:table-cell table:style-name="Tabla71.B2" office:value-type="string">
            <text:p text:style-name="P37">Ruta del keystore de certificat. Exemple: <text:span text:style-name="T2">/xxx/keystore.jks</text:span></text:p>
          </table:table-cell>
        </table:table-row>
        <table:table-row>
          <table:table-cell table:style-name="Tabla71.A2" office:value-type="string">
            <text:p text:style-name="P35">es.caib.regweb3.plugins.signatureserver.afirmaserver.authorization.ks.type</text:p>
          </table:table-cell>
          <table:table-cell table:style-name="Tabla71.B2" office:value-type="string">
            <text:p text:style-name="P37">Tipus de keystore. Exemple: <text:span text:style-name="T2">jks</text:span></text:p>
          </table:table-cell>
        </table:table-row>
        <table:table-row>
          <table:table-cell table:style-name="Tabla71.A2" office:value-type="string">
            <text:p text:style-name="P35">es.caib.regweb3.plugins.signatureserver.afirmaserver.authorization.ks.password</text:p>
          </table:table-cell>
          <table:table-cell table:style-name="Tabla71.B2" office:value-type="string">
            <text:p text:style-name="P37">Password del keystore.</text:p>
          </table:table-cell>
        </table:table-row>
        <table:table-row>
          <table:table-cell table:style-name="Tabla71.A2" office:value-type="string">
            <text:p text:style-name="P35">es.caib.regweb3.plugins.signatureserver.afirmaserver.authorization.ks.cert.alias</text:p>
          </table:table-cell>
          <table:table-cell table:style-name="Tabla71.B2" office:value-type="string">
            <text:p text:style-name="P37">Alias del certificat del keystore.</text:p>
          </table:table-cell>
        </table:table-row>
        <table:table-row>
          <table:table-cell table:style-name="Tabla71.A2" office:value-type="string">
            <text:p text:style-name="P35">es.caib.regweb3.plugins.signatureserver.afirmaserver.authorization.ks.cert.password</text:p>
          </table:table-cell>
          <table:table-cell table:style-name="Tabla71.B2" office:value-type="string">
            <text:p text:style-name="P37">Password del certificat del keystore.</text:p>
          </table:table-cell>
        </table:table-row>
      </table:table>
      <text:p text:style-name="P51"><text:soft-page-break/></text:p>
      <text:h text:style-name="Heading_20_4" text:outline-level="4">Plugin de <text:span text:style-name="T3">Firma en servidor MiniApplet</text:span></text:h>
      <text:p text:style-name="P49"/>
      <table:table table:name="Tabla72" table:style-name="Tabla72">
        <table:table-column table:style-name="Tabla72.A"/>
        <table:table-row>
          <table:table-cell table:style-name="Tabla72.A1" office:value-type="string">
            <text:p text:style-name="P87">Tipus:</text:p>
          </table:table-cell>
        </table:table-row>
        <table:table-row>
          <table:table-cell table:style-name="Tabla72.A2" office:value-type="string">
            <text:p text:style-name="P35">Firma Servidor</text:p>
          </table:table-cell>
        </table:table-row>
      </table:table>
      <text:p text:style-name="P51"/>
      <table:table table:name="Tabla73" table:style-name="Tabla73">
        <table:table-column table:style-name="Tabla73.A"/>
        <table:table-row>
          <table:table-cell table:style-name="Tabla73.A1" office:value-type="string">
            <text:p text:style-name="P87">Nom:</text:p>
          </table:table-cell>
        </table:table-row>
        <table:table-row>
          <table:table-cell table:style-name="Tabla73.A2" office:value-type="string">
            <text:p text:style-name="P35">Firma en servidor</text:p>
          </table:table-cell>
        </table:table-row>
      </table:table>
      <text:p text:style-name="P51"/>
      <table:table table:name="Tabla74" table:style-name="Tabla74">
        <table:table-column table:style-name="Tabla74.A"/>
        <table:table-row>
          <table:table-cell table:style-name="Tabla74.A1" office:value-type="string">
            <text:p text:style-name="P87">Descripció:</text:p>
          </table:table-cell>
        </table:table-row>
        <table:table-row>
          <table:table-cell table:style-name="Tabla74.A2" office:value-type="string">
            <text:p text:style-name="P35">Firma en servidor mitjançant el MiniApplet</text:p>
          </table:table-cell>
        </table:table-row>
      </table:table>
      <text:p text:style-name="P51"/>
      <table:table table:name="Tabla75" table:style-name="Tabla75">
        <table:table-column table:style-name="Tabla75.A"/>
        <table:table-row>
          <table:table-cell table:style-name="Tabla75.A1" office:value-type="string">
            <text:p text:style-name="P87">Classe Java:</text:p>
          </table:table-cell>
        </table:table-row>
        <table:table-row>
          <table:table-cell table:style-name="Tabla75.A2" office:value-type="string">
            <text:p text:style-name="P42">org.fundaciobit.plugins.signatureserver.miniappletinserver.MiniAppletInServerSignatureServerPlugin</text:p>
          </table:table-cell>
        </table:table-row>
      </table:table>
      <text:p text:style-name="P51"/>
      <table:table table:name="Tabla76" table:style-name="Tabla76">
        <table:table-column table:style-name="Tabla76.A"/>
        <table:table-column table:style-name="Tabla76.B"/>
        <table:table-row>
          <table:table-cell table:style-name="Tabla76.A1" table:number-columns-spanned="2" office:value-type="string">
            <text:p text:style-name="P87">Propietats:</text:p>
          </table:table-cell>
          <table:covered-table-cell/>
        </table:table-row>
        <table:table-row>
          <table:table-cell table:style-name="Tabla76.A2" office:value-type="string">
            <text:p text:style-name="P35">es.caib.regweb3.plugins.signatureserver.miniappletinserver.base_dir</text:p>
          </table:table-cell>
          <table:table-cell table:style-name="Tabla76.B2" office:value-type="string">
            <text:p text:style-name="P37">Directori base on després montarem l'estructura de carpetes <text:span text:style-name="T2">base_dir</text:span>/SERVER_MINIAPPLETINSERVER/<text:span text:style-name="T2">defaultAliasCertificate</text:span>/ .</text:p>
          </table:table-cell>
        </table:table-row>
        <table:table-row>
          <table:table-cell table:style-name="Tabla76.A2" office:value-type="string">
            <text:p text:style-name="P39">es.caib.regweb3.plugins.signatureserver.miniappletinserver.defaultAliasCertificate</text:p>
          </table:table-cell>
          <table:table-cell table:style-name="Tabla76.B2" office:value-type="string">
            <text:p text:style-name="P37">Nom de la carpeta que s'ha de crear just després de /SERVER_MINIAPPLETINSERVER/ i on hi tendrem els arxius fitxer_certificat<text:span text:style-name="T2">.p12</text:span> i el <text:span text:style-name="T2">cert.properties</text:span> .</text:p>
          </table:table-cell>
        </table:table-row>
      </table:table>
      <text:p text:style-name="P51"/>
      <text:p text:style-name="P51"/>
      <text:h text:style-name="Heading_20_3" text:outline-level="3">Plugin per definir l'Escàner</text:h>
      <text:p text:style-name="P60">Aquest plugins serveixen per poder escanejar documents en l'apartat d'Annexes. El sistema permet donar d'alta tots els plugins de d'ScanWeb però cada entitat només en pot utilitzar un de sol.</text:p>
      <text:p text:style-name="P51">Es poden triar tres implementacions: </text:p>
      <text:p text:style-name="P50">• IECISA: Veure punt 4.2.5.1.-Plugin d'escàner IECISA</text:p>
      <text:p text:style-name="P51">• DynamicWebTwain: Veure punt 4.2.5.2.-Plugin d'escàner DynamicWebTwain</text:p>
      <text:p text:style-name="P51">• CAIB: Veure punt 4.2.5.3.-Plugin d'escàner Caib</text:p>
      <text:p text:style-name="P55"/>
      <text:p text:style-name="P51">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50">Aquest plugin utilitza el producte DynamicWebTwain per a la realització de l'escaneig. El plugin s’executa com a applet o com a jnlp segons si el navegador suporta java o no.</text:p>
      <text:p text:style-name="P50"/>
      <table:table table:name="Tabla77" table:style-name="Tabla77">
        <table:table-column table:style-name="Tabla77.A"/>
        <table:table-row>
          <table:table-cell table:style-name="Tabla77.A1" office:value-type="string">
            <text:p text:style-name="P87">Tipus:</text:p>
          </table:table-cell>
        </table:table-row>
        <table:table-row>
          <table:table-cell table:style-name="Tabla77.A2" office:value-type="string">
            <text:p text:style-name="P35">Scan</text:p>
          </table:table-cell>
        </table:table-row>
      </table:table>
      <text:p text:style-name="P51"/>
      <table:table table:name="Tabla78" table:style-name="Tabla78">
        <table:table-column table:style-name="Tabla78.A"/>
        <table:table-row>
          <table:table-cell table:style-name="Tabla78.A1" office:value-type="string">
            <text:p text:style-name="P87">Nom:</text:p>
          </table:table-cell>
        </table:table-row>
        <table:table-row>
          <table:table-cell table:style-name="Tabla78.A2" office:value-type="string">
            <text:p text:style-name="P35">Applet/JNLP Scan</text:p>
          </table:table-cell>
        </table:table-row>
      </table:table>
      <text:p text:style-name="P51"/>
      <table:table table:name="Tabla79" table:style-name="Tabla79">
        <table:table-column table:style-name="Tabla79.A"/>
        <table:table-row>
          <table:table-cell table:style-name="Tabla79.A1" office:value-type="string">
            <text:p text:style-name="P87">Descripció:</text:p>
          </table:table-cell>
        </table:table-row>
        <table:table-row>
          <table:table-cell table:style-name="Tabla79.A2" office:value-type="string">
            <text:p text:style-name="P35">Scan emprant Applet/JNLP</text:p>
          </table:table-cell>
        </table:table-row>
      </table:table>
      <text:p text:style-name="P51"/>
      <table:table table:name="Tabla80" table:style-name="Tabla80">
        <table:table-column table:style-name="Tabla80.A"/>
        <table:table-row>
          <table:table-cell table:style-name="Tabla80.A1" office:value-type="string">
            <text:p text:style-name="P87">Classe Java:</text:p>
          </table:table-cell>
        </table:table-row>
        <table:table-row>
          <table:table-cell table:style-name="Tabla80.A2" office:value-type="string">
            <text:p text:style-name="P42">org.fundaciobit.plugins.scanweb.iecisa.IECISAScanWebPlugin</text:p>
          </table:table-cell>
        </table:table-row>
      </table:table>
      <text:p text:style-name="P51"/>
      <table:table table:name="Tabla81" table:style-name="Tabla81">
        <table:table-column table:style-name="Tabla81.A"/>
        <table:table-column table:style-name="Tabla81.B"/>
        <table:table-row>
          <table:table-cell table:style-name="Tabla81.A1" table:number-columns-spanned="2" office:value-type="string">
            <text:p text:style-name="P87">Propietats:</text:p>
          </table:table-cell>
          <table:covered-table-cell/>
        </table:table-row>
        <table:table-row>
          <table:table-cell table:style-name="Tabla81.A2" office:value-type="string">
            <text:p text:style-name="P35">es.caib.regweb3.plugins.scanweb.iecisa.debug</text:p>
          </table:table-cell>
          <table:table-cell table:style-name="Tabla81.B2" office:value-type="string">
            <text:p text:style-name="P75">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39">es.caib.regweb3.plugins.scanweb.iecisa.forcejnlp</text:p>
          </table:table-cell>
          <table:table-cell table:style-name="Tabla81.B2" office:value-type="string">
            <text:p text:style-name="P35"><text:span text:style-name="T25">Indica si volem que el plugin sempre s’executi com a jnlp. Exemple:</text:span><text:span text:style-name="T2"> false</text:span></text:p>
          </table:table-cell>
        </table:table-row>
        <table:table-row>
          <table:table-cell table:style-name="Tabla81.A2" office:value-type="string">
            <text:p text:style-name="P39">es.caib.regweb3.plugins.scanweb.iecisa.forcesign</text:p>
          </table:table-cell>
          <table:table-cell table:style-name="Tabla81.B2" office:value-type="string">
            <text:p text:style-name="P40">Indica a l'escàner si ha de firmar el document escanejat o no. Exemple: <text:span text:style-name="T2">false</text:span></text:p>
          </table:table-cell>
        </table:table-row>
        <table:table-row>
          <table:table-cell table:style-name="Tabla81.A2" office:value-type="string">
            <text:p text:style-name="P39">es.caib.regweb3.plugins.scanweb.iecisa.closewindowwhenfinish</text:p>
          </table:table-cell>
          <table:table-cell table:style-name="Tabla81.B2" office:value-type="string">
            <text:p text:style-name="P40">Tanca les finestres una vegada acaba el procés d'escaneig. Exemple: <text:span text:style-name="T2">true</text:span></text:p>
          </table:table-cell>
        </table:table-row>
        <table:table-row>
          <table:table-cell table:style-name="Tabla81.A2" office:value-type="string">
            <text:p text:style-name="P39">es.caib.regweb3.plugins.scanweb.iecisa.sign.asunto</text:p>
          </table:table-cell>
          <table:table-cell table:style-name="Tabla81.B2" office:value-type="string">
            <text:p text:style-name="P37">Opcional. S'utilitza si <text:span text:style-name="T2">forcesign=true</text:span>. Afegeix assumpte a la firma del document. Exemple: <text:span text:style-name="T13">ASUNTO</text:span></text:p>
          </table:table-cell>
        </table:table-row>
        <table:table-row>
          <table:table-cell table:style-name="Tabla81.A2" office:value-type="string">
            <text:p text:style-name="P39">es.caib.regweb3.plugins.scanweb.iecisa.sign.keystore</text:p>
          </table:table-cell>
          <table:table-cell table:style-name="Tabla81.B2" office:value-type="string">
            <text:p text:style-name="P37">Opcional. Ruta on es troba el keystore per firmar. S’utilitza si forcesign=true. Exemple: <text:span text:style-name="T13">D:/xxx/REGWEB/</text:span></text:p>
          </table:table-cell>
        </table:table-row>
        <table:table-row>
          <table:table-cell table:style-name="Tabla81.A2" office:value-type="string">
            <text:p text:style-name="P39">es.caib.regweb3.plugins.scanweb.iecisa.sign.password</text:p>
          </table:table-cell>
          <table:table-cell table:style-name="Tabla81.B2" office:value-type="string">
            <text:p text:style-name="P37">Opcional. S’utilitza si forcesign=true. Password. Exemple: <text:span text:style-name="T14">x7E7f9v</text:span></text:p>
          </table:table-cell>
        </table:table-row>
        <table:table-row>
          <table:table-cell table:style-name="Tabla81.A2" office:value-type="string">
            <text:p text:style-name="P39">es.caib.regweb3.plugins.scanweb.iecisa.sign.certpassword</text:p>
          </table:table-cell>
          <table:table-cell table:style-name="Tabla81.B2" office:value-type="string">
            <text:p text:style-name="P37">Opcional<text:span text:style-name="T2">. </text:span>Password del certificat. S’utilitza si forcesign=true. Exemple: <text:span text:style-name="T13">x7EU8QH8</text:span></text:p>
          </table:table-cell>
        </table:table-row>
        <table:table-row>
          <table:table-cell table:style-name="Tabla81.A2" office:value-type="string">
            <text:p text:style-name="P39">es.caib.regweb3.plugins.scanweb.iecisa.sign.alias</text:p>
          </table:table-cell>
          <table:table-cell table:style-name="Tabla81.B2" office:value-type="string">
            <text:p text:style-name="P37">Opcional<text:span text:style-name="T2">. </text:span>Alias de la firma. S’utilitza si forcesign=true. Exemple:<text:span text:style-name="T2"> 1</text:span></text:p>
          </table:table-cell>
        </table:table-row>
        <table:table-row>
          <table:table-cell table:style-name="Tabla81.A2" office:value-type="string">
            <text:p text:style-name="P39">es.caib.regweb3.plugins.scanweb.iecisa.showInModal</text:p>
          </table:table-cell>
          <table:table-cell table:style-name="Tabla81.B2" office:value-type="string">
            <text:p text:style-name="P75">Opcional. <text:span text:style-name="T2">true</text:span> indica que el plugin es mostra dins d'un diàleg modal i <text:span text:style-name="T2">false</text:span> que es mostra dins d'una pàgina normal.</text:p>
          </table:table-cell>
        </table:table-row>
      </table:table>
      <text:p text:style-name="P51"/>
      <text:p text:style-name="P51"/>
      <text:h text:style-name="P130" text:outline-level="4"><text:soft-page-break/>Plugin d'escàner DynamicWeb Twain</text:h>
      <text:p text:style-name="P5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87">Tipus:</text:p>
          </table:table-cell>
        </table:table-row>
        <table:table-row>
          <table:table-cell table:style-name="Tabla82.A2" office:value-type="string">
            <text:p text:style-name="P35">Scan</text:p>
          </table:table-cell>
        </table:table-row>
      </table:table>
      <text:p text:style-name="P51"/>
      <table:table table:name="Tabla83" table:style-name="Tabla83">
        <table:table-column table:style-name="Tabla83.A"/>
        <table:table-row>
          <table:table-cell table:style-name="Tabla83.A1" office:value-type="string">
            <text:p text:style-name="P87">Nom:</text:p>
          </table:table-cell>
        </table:table-row>
        <table:table-row>
          <table:table-cell table:style-name="Tabla83.A2" office:value-type="string">
            <text:p text:style-name="P35">DynamicWebTwain Scan</text:p>
          </table:table-cell>
        </table:table-row>
      </table:table>
      <text:p text:style-name="P51"/>
      <table:table table:name="Tabla84" table:style-name="Tabla84">
        <table:table-column table:style-name="Tabla84.A"/>
        <table:table-row>
          <table:table-cell table:style-name="Tabla84.A1" office:value-type="string">
            <text:p text:style-name="P87">Descripció:</text:p>
          </table:table-cell>
        </table:table-row>
        <table:table-row>
          <table:table-cell table:style-name="Tabla84.A2" office:value-type="string">
            <text:p text:style-name="P35">Scan emprant DynamicWebTwain</text:p>
          </table:table-cell>
        </table:table-row>
      </table:table>
      <text:p text:style-name="P51"/>
      <table:table table:name="Tabla85" table:style-name="Tabla85">
        <table:table-column table:style-name="Tabla85.A"/>
        <table:table-row>
          <table:table-cell table:style-name="Tabla85.A1" office:value-type="string">
            <text:p text:style-name="P87">Classe Java:</text:p>
          </table:table-cell>
        </table:table-row>
        <table:table-row>
          <table:table-cell table:style-name="Tabla85.A2" office:value-type="string">
            <text:p text:style-name="P38"><text:span text:style-name="Strong_20_Emphasis"><text:span text:style-name="T19">org.fundaciobit.plugins.scanweb.dynamicwebtwain.DynamicWebTwainScanWebPlugin </text:span></text:span></text:p>
          </table:table-cell>
        </table:table-row>
      </table:table>
      <text:p text:style-name="P51"/>
      <table:table table:name="Tabla86" table:style-name="Tabla86">
        <table:table-column table:style-name="Tabla86.A"/>
        <table:table-column table:style-name="Tabla86.B"/>
        <table:table-row>
          <table:table-cell table:style-name="Tabla86.A1" table:number-columns-spanned="2" office:value-type="string">
            <text:p text:style-name="P87">Propietats:</text:p>
          </table:table-cell>
          <table:covered-table-cell/>
        </table:table-row>
        <table:table-row>
          <table:table-cell table:style-name="Tabla86.A2" office:value-type="string">
            <text:p text:style-name="P35">es.caib.regweb3.plugins.scanweb.<text:span text:style-name="Strong_20_Emphasis"><text:span text:style-name="T20">dynamicwebtwain</text:span></text:span>.debug</text:p>
          </table:table-cell>
          <table:table-cell table:style-name="Tabla86.B2" office:value-type="string">
            <text:p text:style-name="P37">Mostra els logs de debug. Exemple: <text:span text:style-name="T2">false</text:span></text:p>
          </table:table-cell>
        </table:table-row>
        <table:table-row>
          <table:table-cell table:style-name="Tabla86.A2" office:value-type="string">
            <text:p text:style-name="P38"><text:span text:style-name="T11">es.caib.regweb3.plugins.scanweb.</text:span><text:span text:style-name="Strong_20_Emphasis"><text:span text:style-name="T19">dynamicwebtwain.trial</text:span></text:span></text:p>
          </table:table-cell>
          <table:table-cell table:style-name="Tabla86.B2" office:value-type="string">
            <text:p text:style-name="P36"><text:span text:style-name="T25">Indica si és trial o no. Example: </text:span>true</text:p>
          </table:table-cell>
        </table:table-row>
        <table:table-row>
          <table:table-cell table:style-name="Tabla86.A2" office:value-type="string">
            <text:p text:style-name="P39">es.caib.regweb3.plugins.scanweb.<text:span text:style-name="Strong_20_Emphasis"><text:span text:style-name="T21">dynamicwebtwain</text:span></text:span>.version</text:p>
          </table:table-cell>
          <table:table-cell table:style-name="Tabla86.B2" office:value-type="string">
            <text:p text:style-name="P40">Opcional. <text:span text:style-name="T22">Versió: Per defecte 12.2. Possibles valors 12.2 o 10.2</text:span> </text:p>
          </table:table-cell>
        </table:table-row>
        <table:table-row>
          <table:table-cell table:style-name="Tabla86.A2" office:value-type="string">
            <text:p text:style-name="P39">es.caib.regweb3.plugins.scanweb.<text:span text:style-name="Strong_20_Emphasis"><text:span text:style-name="T21">dynamicwebtwain</text:span></text:span>.productkey</text:p>
          </table:table-cell>
          <table:table-cell table:style-name="Tabla86.B2" office:value-type="string">
            <text:p text:style-name="P38"><text:span text:style-name="T12">Clau del producte. Exemple: </text:span><text:span text:style-name="T24">8839E2</text:span></text:p>
          </table:table-cell>
        </table:table-row>
        <table:table-row>
          <table:table-cell table:style-name="Tabla86.A2" office:value-type="string">
            <text:p text:style-name="P39">es.caib.regweb3.plugins.scanweb.<text:span text:style-name="Strong_20_Emphasis"><text:span text:style-name="T21">dynamicwebtwain</text:span></text:span>.resourcespath</text:p>
          </table:table-cell>
          <table:table-cell table:style-name="Tabla86.B2" office:value-type="string">
            <text:p text:style-name="P40">Ruta on hi ha els recursos de l’escàner. Exemple: <text:span text:style-name="T2">D:/dynamicwebtwain2/scanner_resources</text:span></text:p>
          </table:table-cell>
        </table:table-row>
        <table:table-row>
          <table:table-cell table:style-name="Tabla86.A2" office:value-type="string">
            <text:p text:style-name="P39">es.caib.regweb3.plugins.scanweb.<text:span text:style-name="Strong_20_Emphasis"><text:span text:style-name="T21">dynamicwebtwain</text:span></text:span>.forcesign</text:p>
          </table:table-cell>
          <table:table-cell table:style-name="Tabla86.B2" office:value-type="string">
            <text:p text:style-name="P40">Indica a l'escàner si ha de firmar el document escanejat o no. Exemple: <text:span text:style-name="T2">false</text:span></text:p>
          </table:table-cell>
        </table:table-row>
        <table:table-row>
          <table:table-cell table:style-name="Tabla86.A2" office:value-type="string">
            <text:p text:style-name="P39">es.caib.regweb3.plugins.scanweb.<text:span text:style-name="Strong_20_Emphasis"><text:span text:style-name="T21">dynamicwebtwain</text:span></text:span>.sign.asunto</text:p>
          </table:table-cell>
          <table:table-cell table:style-name="Tabla86.B2" office:value-type="string">
            <text:p text:style-name="P37">Opcional. S'utilitza si <text:span text:style-name="T2">forcesign=true</text:span>. Afegeix assumpte a la firma del document. Exemple: <text:span text:style-name="T13">ASUNTO</text:span></text:p>
          </table:table-cell>
        </table:table-row>
        <table:table-row>
          <table:table-cell table:style-name="Tabla86.A2" office:value-type="string">
            <text:p text:style-name="P39">es.caib.regweb3.plugins.scanweb.<text:span text:style-name="Strong_20_Emphasis"><text:span text:style-name="T21">dynamicwebtwain</text:span></text:span>.sign.keystore</text:p>
          </table:table-cell>
          <table:table-cell table:style-name="Tabla86.B2" office:value-type="string">
            <text:p text:style-name="P37">Opcional. Ruta on es troba el keystore per firmar. S’utilitza si forcesign=true. Exemple: <text:span text:style-name="T13">D:/xxx/REGWEB/</text:span></text:p>
          </table:table-cell>
        </table:table-row>
        <table:table-row>
          <table:table-cell table:style-name="Tabla86.A2" office:value-type="string">
            <text:p text:style-name="P39">es.caib.regweb3.plugins.scanweb.<text:span text:style-name="Strong_20_Emphasis"><text:span text:style-name="T21">dynamicwebtwain</text:span></text:span>.sign.password</text:p>
          </table:table-cell>
          <table:table-cell table:style-name="Tabla86.B2" office:value-type="string">
            <text:p text:style-name="P37">Opcional. Password. S’utilitza si forcesign=true. Exemple: <text:span text:style-name="T14">x7E7f9v</text:span></text:p>
          </table:table-cell>
        </table:table-row>
        <table:table-row>
          <table:table-cell table:style-name="Tabla86.A2" office:value-type="string">
            <text:p text:style-name="P39">es.caib.regweb3.plugins.scanweb.<text:span text:style-name="Strong_20_Emphasis"><text:span text:style-name="T21">dynamicwebtwain</text:span></text:span>.sign.certpassword</text:p>
          </table:table-cell>
          <table:table-cell table:style-name="Tabla86.B2" office:value-type="string">
            <text:p text:style-name="P37"><text:span text:style-name="T2">Opcional. </text:span>Password del certificat. S’utilitza si forcesign=true. Exemple: <text:span text:style-name="T13">x7EU8QH8</text:span></text:p>
          </table:table-cell>
        </table:table-row>
        <table:table-row>
          <table:table-cell table:style-name="Tabla86.A2" office:value-type="string">
            <text:p text:style-name="P39">es.caib.regweb3.plugins.scanweb.<text:span text:style-name="Strong_20_Emphasis"><text:span text:style-name="T21">dynamicwebtwain</text:span></text:span>.sign.alias</text:p>
          </table:table-cell>
          <table:table-cell table:style-name="Tabla86.B2" office:value-type="string">
            <text:p text:style-name="P37"><text:span text:style-name="T2">Opcional. </text:span>Alias de la firma. S’utilitza si forcesign=true. Exemple:<text:span text:style-name="T2"> 1</text:span></text:p>
          </table:table-cell>
        </table:table-row>
      </table:table>
      <text:p text:style-name="P51"/>
      <text:p text:style-name="P51"/>
      <text:p text:style-name="P51">Es recomana que no es firmi dins els plugins d’escaneig ja que el propi Regweb ja s’encarrega de les firmes dels annexes en cas que sigui necessari.</text:p>
      <text:p text:style-name="P63"/>
      <text:h text:style-name="P123" text:outline-level="2"><text:soft-page-break/>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52"><draw:text-box fo:min-height="4.637cm"><text:p text:style-name="P78"><draw:frame draw:style-name="fr5" draw:name="gráficos91" text:anchor-type="paragraph" svg:width="17cm" svg:height="3.933cm" draw:z-index="53"><draw:image xlink:href="Pictures/2000000700006F36000019BD831C15ED5CE036A6.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54"><draw:text-box fo:min-height="4.923cm"><text:p text:style-name="P83"><draw:frame draw:style-name="fr5" draw:name="gráficos92" text:anchor-type="paragraph" svg:width="6.638cm" svg:height="5.876cm" draw:z-index="55"><draw:image xlink:href="Pictures/200000070000230A00001C0389FDE5ADF0BEEE5C.svm" xlink:type="simple" xlink:show="embed" xlink:actuate="onLoad"/></draw:frame></text:p><text:p text:style-name="P78">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56"><draw:image xlink:href="Pictures/200000070000108A0000027C58FF82EF65EE53B0.svm" xlink:type="simple" xlink:show="embed" xlink:actuate="onLoad"/></draw:frame> i ens apareix el formulari:</text:p>
      <text:p text:style-name="Text_20_body"><text:soft-page-break/><draw:frame draw:style-name="fr1" draw:name="Marco20" text:anchor-type="as-char" svg:width="17cm" draw:z-index="57"><draw:text-box fo:min-height="4.923cm"><text:p text:style-name="P78"><draw:frame draw:style-name="fr5" draw:name="gráficos94" text:anchor-type="paragraph" svg:width="17cm" svg:height="6.399cm" draw:z-index="60"><draw:image xlink:href="Pictures/2000000700006EE7000029C2A45749A410F46FDB.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78"><draw:frame draw:style-name="fr5" draw:name="gráficos95" text:anchor-type="paragraph" svg:width="17cm" svg:height="6.304cm" draw:z-index="61"><draw:image xlink:href="Pictures/2000000700006EE7000029235B75A7E9114C9419.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text:soft-page-break/><draw:frame draw:style-name="fr1" draw:name="Marco22" text:anchor-type="as-char" svg:width="17cm" draw:z-index="62"><draw:text-box fo:min-height="4.923cm"><text:p text:style-name="P78"><draw:frame draw:style-name="fr5" draw:name="gráficos96" text:anchor-type="paragraph" svg:width="17cm" svg:height="5.47cm" draw:z-index="63"><draw:image xlink:href="Pictures/2000000700006ECC000023A911AB4AA643D72DA4.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64"><draw:text-box fo:min-height="4.286cm"><text:p text:style-name="P78"><draw:frame draw:style-name="fr5" draw:name="gráficos97" text:anchor-type="paragraph" svg:width="9.479cm" svg:height="3.401cm" draw:z-index="78"><draw:image xlink:href="Pictures/2000000700003DB50000161FE759252C2124972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P48">A continuació es detallen les que han d'estar definides per a cada Entitat creada a dins REGWEB3. <text:s/></text:p>
      <text:p text:style-name="P4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5" office:value-type="string">
            <text:p text:style-name="P44">General</text:p>
          </table:table-cell>
          <table:table-cell table:style-name="Tabla16.B5" office:value-type="string">
            <text:p text:style-name="P41"><text:span text:style-name="T23">es.caib.regweb3.resultsperpage.oficios</text:span> </text:p>
          </table:table-cell>
          <table:table-cell table:style-name="Tabla16.C2" office:value-type="float" office:value="20">
            <text:p text:style-name="P41">20</text:p>
          </table:table-cell>
          <table:table-cell table:style-name="Tabla16.D5" office:value-type="string">
            <text:p text:style-name="P41"><text:span text:style-name="T23">Resultats per pàgina als Oficis pendents de remissió</text:span> </text:p>
          </table:table-cell>
        </table:table-row>
        <table:table-row table:style-name="Tabla16.3">
          <table:table-cell table:style-name="Tabla16.A3" office:value-type="string">
            <text:p text:style-name="P44">General</text:p>
          </table:table-cell>
          <table:table-cell table:style-name="Tabla16.B3" office:value-type="string">
            <text:p text:style-name="P41"><text:span text:style-name="T23">es.caib.regweb3.resultsperpage.lopd</text:span> </text:p>
          </table:table-cell>
          <table:table-cell table:style-name="Tabla16.C3" office:value-type="float" office:value="20">
            <text:p text:style-name="P41">20</text:p>
          </table:table-cell>
          <table:table-cell table:style-name="Tabla16.D3" office:value-type="string">
            <text:p text:style-name="P41"><text:span text:style-name="T23">Resultats per pàgina als informes LOPD</text:span> </text:p>
          </table:table-cell>
        </table:table-row>
        <table:table-row table:style-name="Tabla16.4">
          <table:table-cell table:style-name="Tabla16.A5" office:value-type="string">
            <text:p text:style-name="P44">SIR</text:p>
          </table:table-cell>
          <table:table-cell table:style-name="Tabla16.B5" office:value-type="string">
            <text:p text:style-name="P41"><text:span text:style-name="T23">es.caib.regweb3.maxuploadsizeinbytes</text:span> </text:p>
          </table:table-cell>
          <table:table-cell table:style-name="Tabla16.C4" office:value-type="float" office:value="10485760">
            <text:p text:style-name="P41">10485760</text:p>
          </table:table-cell>
          <table:table-cell table:style-name="Tabla16.D5" office:value-type="string">
            <text:p text:style-name="P43">Tamany màxim permè per annexe en bytes</text:p>
          </table:table-cell>
        </table:table-row>
        <table:table-row table:style-name="Tabla16.5">
          <table:table-cell table:style-name="Tabla16.A5" office:value-type="string">
            <text:p text:style-name="P44">General</text:p>
          </table:table-cell>
          <table:table-cell table:style-name="Tabla16.B5" office:value-type="string">
            <text:p text:style-name="P41">es.caib.regweb3.anexos.permitirfirmadetached </text:p>
          </table:table-cell>
          <table:table-cell table:style-name="Tabla16.C5" office:value-type="string">
            <text:p text:style-name="P41">true</text:p>
          </table:table-cell>
          <table:table-cell table:style-name="Tabla16.D5" office:value-type="string">
            <text:p text:style-name="P43">Permet establir si l'entitat pot adjuntar annexes amb firma separada (detached) . Si no es declara la propietat o té valor <text:span text:style-name="T2">false</text:span>, no es permet adjuntar annexes amb firma detached.</text:p>
          </table:table-cell>
        </table:table-row>
      </table:table>
      <text:p text:style-name="P47"/>
      <text:p text:style-name="Text_20_body"/>
      <text:h text:style-name="P124" text:outline-level="2"><text:soft-page-break/>Organismes</text:h>
      <text:p text:style-name="Text_20_body">Aquesta opció de menú disposa d'un submenú on trobam les següents opcions:</text:p>
      <text:list xml:id="list85007386083001" text:continue-list="list85006078118877" text:style-name="L8">
        <text:list-header>
          <text:p text:style-name="P95"><draw:frame draw:style-name="fr9" draw:name="gráficos71" text:anchor-type="paragraph" svg:x="4.588cm" svg:y="0cm" svg:width="8.931cm" svg:height="2.559cm" draw:z-index="134"><draw:image xlink:href="Pictures/2000000700002B9E00000C827E1D6682D681F2F1.svm" xlink:type="simple" xlink:show="embed" xlink:actuate="onLoad"/></draw:frame></text:p>
          <text:p text:style-name="P95">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28"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136"><draw:image xlink:href="Pictures/2000000700006E7D000017C6DD2A7465EC1E2406.svm" xlink:type="simple" xlink:show="embed" xlink:actuate="onLoad"/></draw:frame><draw:frame draw:style-name="fr10" draw:name="gráficos72" text:anchor-type="paragraph" svg:x="0cm" svg:y="3.33cm" svg:width="17cm" svg:height="0.873cm" draw:z-index="135"><draw:image xlink:href="Pictures/10000000000003C30000012E39A5BD872E370ECD.bmp" xlink:type="simple" xlink:show="embed" xlink:actuate="onLoad"/></draw:frame></text:p>
      <text:list xml:id="list85007455821083" text:continue-numbering="true" text:style-name="L8">
        <text:list-header>
          <text:p text:style-name="P95">Il·lustració <text:sequence text:ref-name="refIllustration27" text:name="Illustration" text:formula="ooow:Illustration+1" style:num-format="1">28</text:sequence>: Pantalla inicial d'Organigrama</text:p>
          <text:p text:style-name="P96"/>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85007254274630" text:continue-numbering="true" text:style-name="L8">
        <text:list-header>
          <text:p text:style-name="P95"><draw:frame draw:style-name="fr5" draw:name="gráficos41" text:anchor-type="paragraph" svg:width="10.56cm" svg:height="4.438cm" draw:z-index="10"><draw:image xlink:href="Pictures/20000007000036FD0000170D0248FC5F6BEC80BC.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text:soft-page-break/>Una vegada ha acabat la sincronització el resultat és el següent:</text:p>
      <text:list xml:id="list85007407183761" text:continue-numbering="true" text:style-name="L8">
        <text:list-header>
          <text:p text:style-name="P95"><draw:frame draw:style-name="fr6" draw:name="gráficos45" text:anchor-type="paragraph" svg:width="17cm" svg:height="12cm" draw:z-index="110"><draw:image xlink:href="Pictures/2000000700006E6300004E24C2D331209C7E844E.svm" xlink:type="simple" xlink:show="embed" xlink:actuate="onLoad"/></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58"><draw:frame draw:style-name="fr11" draw:name="gráficos46" text:anchor-type="as-char" svg:width="17cm" svg:height="3.81cm" draw:z-index="87"><draw:image xlink:href="Pictures/2000000700006E48000018CF4746CDC64CB5D5BF.svm" xlink:type="simple" xlink:show="embed" xlink:actuate="onLoad"/></draw:frame><text:span text:style-name="T5">Il·lustració </text:span><text:span text:style-name="T5"><text:sequence text:ref-name="refIllustration30" text:name="Illustration" text:formula="ooow:Illustration+1" style:num-format="1">31</text:sequence></text:span><text:span text:style-name="T5">: Llistat de llibres d'un organisme</text:span></text:p>
      <text:p text:style-name="P52"/>
      <text:p text:style-name="Text_20_body">Per donar d'alta el llibre anam a <draw:frame draw:style-name="fr12" draw:name="gráficos47" text:anchor-type="as-char" svg:width="2.17cm" svg:height="0.582cm" draw:z-index="88"><draw:image xlink:href="Pictures/20000007000008460000024759AF2DB970A9B0FB.svm" xlink:type="simple" xlink:show="embed" xlink:actuate="onLoad"/></draw:frame> i mostrarà la següent pantalla:</text:p>
      <text:p text:style-name="P72"><draw:frame draw:style-name="fr6" draw:name="gráficos48" text:anchor-type="paragraph" svg:width="17cm" svg:height="3.491cm" draw:z-index="12"><draw:image xlink:href="Pictures/2000000700006E7D000016BE196850DCE0B6F533.svm" xlink:type="simple" xlink:show="embed" xlink:actuate="onLoad"/></draw:frame><text:soft-page-break/><text:span text:style-name="T3">Il·lustració </text:span><text:span text:style-name="T3"><text:sequence text:ref-name="refIllustration31" text:name="Illustration" text:formula="ooow:Illustration+1" style:num-format="1">32</text:sequence></text:span><text:span text:style-name="T3">: Formulari d'alta de llibre</text:span></text:p>
      <text:p text:style-name="Text_20_body"/>
      <text:p text:style-name="Text_20_body">Descripció dels camps de dades:</text:p>
      <text:list xml:id="list2334179574" text:style-name="L11">
        <text:list-item>
          <text:p text:style-name="P110"><text:span text:style-name="T1">Nom</text:span>: nom del llibre</text:p>
        </text:list-item>
        <text:list-item>
          <text:p text:style-name="P110"><text:span text:style-name="T1">Codi:</text:span> codi identificatiu del llibre. Màxim 4 caràcters alfanumèrics </text:p>
        </text:list-item>
        <text:list-item>
          <text:p text:style-name="P110"><text:span text:style-name="T1">Actiu</text:span>: si el llibre està actiu o no.</text:p>
        </text:list-item>
      </text:list>
      <text:p text:style-name="Text_20_body"/>
      <text:p text:style-name="Text_20_body">El resultat es veu a la següent pantalla:</text:p>
      <text:p text:style-name="P72"><draw:frame draw:style-name="fr6" draw:name="gráficos52" text:anchor-type="paragraph" svg:width="17cm" svg:height="4.83cm" draw:z-index="111"><draw:image xlink:href="Pictures/2000000700006E6300001F6C942B371E6DDB633A.svm" xlink:type="simple" xlink:show="embed" xlink:actuate="onLoad"/></draw:frame><text:span text:style-name="T3">Il·lustració </text:span><text:span text:style-name="T3"><text:sequence text:ref-name="refIllustration32" text:name="Illustration" text:formula="ooow:Illustration+1" style:num-format="1">33</text:sequence></text:span><text:span text:style-name="T3">: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4">Acció</text:p>
          </table:table-cell>
          <table:table-cell table:style-name="Tabla9.A1" office:value-type="string">
            <text:p text:style-name="P31">Nom</text:p>
          </table:table-cell>
          <table:table-cell table:style-name="Tabla9.C1" office:value-type="string">
            <text:p text:style-name="P31">Descripció</text:p>
          </table:table-cell>
        </table:table-row>
        <table:table-row>
          <table:table-cell table:style-name="Tabla9.B5" office:value-type="string">
            <text:p text:style-name="P31"><draw:frame draw:style-name="fr5" draw:name="gráficos51" text:anchor-type="paragraph" svg:width="0.926cm" svg:height="0.794cm" draw:z-index="6"><draw:image xlink:href="Pictures/10000000000000230000001E0719365C5739A968.png" xlink:type="simple" xlink:show="embed" xlink:actuate="onLoad"/></draw:frame></text:p>
          </table:table-cell>
          <table:table-cell table:style-name="Tabla9.B5" office:value-type="string">
            <text:p text:style-name="P34">Usuaris</text:p>
          </table:table-cell>
          <table:table-cell table:style-name="Tabla9.C5" office:value-type="string">
            <text:p text:style-name="P31">Aquesta opció ens permet assignar permisos entre els usuaris i el llibre.</text:p>
          </table:table-cell>
        </table:table-row>
        <table:table-row>
          <table:table-cell table:style-name="Tabla9.B5" office:value-type="string">
            <text:p text:style-name="P31"><draw:frame draw:style-name="fr5" draw:name="gráficos49" text:anchor-type="paragraph" svg:width="0.847cm" svg:height="0.82cm" draw:z-index="4"><draw:image xlink:href="Pictures/10000000000000200000001F58BC1CDE96B746A9.png" xlink:type="simple" xlink:show="embed" xlink:actuate="onLoad"/></draw:frame></text:p>
          </table:table-cell>
          <table:table-cell table:style-name="Tabla9.B5" office:value-type="string">
            <text:p text:style-name="P34"><text:s/>Inicialitzar Comptadors</text:p>
          </table:table-cell>
          <table:table-cell table:style-name="Tabla9.C5" office:value-type="string">
            <text:p text:style-name="P31">Aquesta opció permet inicialitzar comptadors.</text:p>
          </table:table-cell>
        </table:table-row>
        <table:table-row>
          <table:table-cell table:style-name="Tabla9.B5" office:value-type="string">
            <text:p text:style-name="P31"><draw:frame draw:style-name="fr5" draw:name="gráficos50" text:anchor-type="paragraph" svg:width="0.873cm" svg:height="0.82cm" draw:z-index="112"><draw:image xlink:href="Pictures/10000000000000210000001F1608DD56CC89435E.png" xlink:type="simple" xlink:show="embed" xlink:actuate="onLoad"/></draw:frame></text:p>
          </table:table-cell>
          <table:table-cell table:style-name="Tabla9.B5" office:value-type="string">
            <text:p text:style-name="P34">Editar</text:p>
          </table:table-cell>
          <table:table-cell table:style-name="Tabla9.C5" office:value-type="string">
            <text:p text:style-name="P31">Aquesta opció permet editar les dades del llibre.</text:p>
          </table:table-cell>
        </table:table-row>
        <table:table-row>
          <table:table-cell table:style-name="Tabla9.B5" office:value-type="string">
            <text:p text:style-name="P31"><draw:frame draw:style-name="fr5" draw:name="gráficos73" text:anchor-type="paragraph" svg:width="0.926cm" svg:height="0.834cm" draw:z-index="113"><draw:image xlink:href="Pictures/10000000000000230000001F7B66750EC42DF37A.bmp" xlink:type="simple" xlink:show="embed" xlink:actuate="onLoad"/></draw:frame></text:p>
          </table:table-cell>
          <table:table-cell table:style-name="Tabla9.B5" office:value-type="string">
            <text:p text:style-name="P34">Eliminar</text:p>
          </table:table-cell>
          <table:table-cell table:style-name="Tabla9.C5"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2"><draw:frame draw:style-name="fr6" draw:name="gráficos116" text:anchor-type="paragraph" svg:width="17cm" svg:height="2.521cm" draw:z-index="18"><draw:image xlink:href="Pictures/200000070000690300000F9C0790D5105841544C.svm" xlink:type="simple" xlink:show="embed" xlink:actuate="onLoad"/></draw:frame><text:soft-page-break/><text:span text:style-name="T3">Il·lustració </text:span><text:span text:style-name="T3"><text:sequence text:ref-name="refIllustration33" text:name="Illustration" text:formula="ooow:Illustration+1" style:num-format="1">34</text:sequence></text:span><text:span text:style-name="T3">: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59"><text:span text:style-name="T1">Editar</text:span>:</text:p>
      <text:p text:style-name="P70"><draw:frame draw:style-name="fr5" draw:name="gráficos115" text:anchor-type="paragraph" svg:width="17cm" svg:height="4.72cm" draw:z-index="17"><draw:image xlink:href="Pictures/100000000000044E00000132993EFC82F6B5394C.png" xlink:type="simple" xlink:show="embed" xlink:actuate="onLoad"/></draw:frame><text:span text:style-name="T3">Il·lustració </text:span><text:span text:style-name="T3"><text:sequence text:ref-name="refIllustration34" text:name="Illustration" text:formula="ooow:Illustration+1" style:num-format="1">35</text:sequence></text:span><text:span text:style-name="T3">: Edició d'un llibre</text:span></text:p>
      <text:p text:style-name="P56"/>
      <text:p text:style-name="P59"><text:span text:style-name="T1">Eliminar</text:span>: Elimina un llibre si no té registres d'entrada o de sortida relacionats. És a dir, només deixa eliminar un llibre prèvia confirmació i si no s'ha creat cap registre sobre ell.</text:p>
      <text:p text:style-name="P59"/>
      <text:p text:style-name="P59">L'altra opció que apareix al llistat d'Organismes, és la del botó <draw:frame draw:style-name="fr13" draw:name="gráficos99" text:anchor-type="as-char" svg:y="-0.702cm" svg:width="0.848cm" svg:height="0.767cm" draw:z-index="94"><draw:image xlink:href="Pictures/200000070000035000000300EED55F404EE4BB36.svm" xlink:type="simple" xlink:show="embed" xlink:actuate="onLoad"/></draw:frame> d' “Oficines que donen servei”. Quan anam a aquesta opció, ens apareix el llistat de les oficines que donen servei a l'Organisme que s'ha seleccionat:</text:p>
      <text:p text:style-name="P70"><draw:frame draw:style-name="fr5" draw:name="gráficos100" text:anchor-type="paragraph" svg:width="17cm" svg:height="4.72cm" draw:z-index="137"><draw:image xlink:href="Pictures/2000000700006ADF00001DFAD1182D0474C7BBB2.svm" xlink:type="simple" xlink:show="embed" xlink:actuate="onLoad"/></draw:frame><text:span text:style-name="T3">Il·lustració </text:span><text:span text:style-name="T3"><text:sequence text:ref-name="refIllustration35" text:name="Illustration" text:formula="ooow:Illustration+1" style:num-format="1">36</text:sequence></text:span><text:span text:style-name="T3">: Oficines que donen servei a un Organisme</text:span></text:p>
      <text:p text:style-name="P59"><text:s/></text:p>
      <text:h text:style-name="P128" text:outline-level="3"><text:soft-page-break/>Organigrama:</text:h>
      <text:p text:style-name="P59">Aquesta opció del submenú també és accessible des del llistat d'organismes, amb el botó</text:p>
      <text:p text:style-name="P59"><draw:frame draw:style-name="fr14" draw:name="gráficos74" text:anchor-type="paragraph" svg:x="0.118cm" svg:y="-0.062cm" svg:width="2.191cm" svg:height="0.48cm" draw:z-index="114"><draw:image xlink:href="Pictures/20000007000009ED0000022DF3C68AE9BAB792CB.svm" xlink:type="simple" xlink:show="embed" xlink:actuate="onLoad"/></draw:frame> <text:s text:c="22"/>que hi apareix a la part superior. </text:p>
      <text:p text:style-name="P59">El que ens mostra aquesta opció és un arbre dels organismes de l'Entitat, les seves Oficines <text:s/>, llibres i les seves relacions. La llegenda que hi apareix indica el que significa cada un dels colors que hi apareix.</text:p>
      <text:p text:style-name="P71"><draw:frame draw:style-name="fr6" draw:name="gráficos75" text:anchor-type="paragraph" svg:width="17cm" svg:height="9.051cm" draw:z-index="115"><draw:image xlink:href="Pictures/2000000700006E6300003AEADAB2222FA1AEB493.svm" xlink:type="simple" xlink:show="embed" xlink:actuate="onLoad"/></draw:frame><text:span text:style-name="T6">Il·lustració </text:span><text:span text:style-name="T6"><text:sequence text:ref-name="refIllustration36" text:name="Illustration" text:formula="ooow:Illustration+1" style:num-format="1">37</text:sequence></text:span><text:span text:style-name="T6">: Arbre d'Entitat</text:span></text:p>
      <text:h text:style-name="P128" text:outline-level="3" text:is-list-header="true"/>
      <text:h text:style-name="P129" text:outline-level="3">Reubicació de llibres dins l'organigrama:</text:h>
      <text:p text:style-name="P59"><draw:frame draw:style-name="fr14" draw:name="gráficos76" text:anchor-type="paragraph" svg:x="5.787cm" svg:y="0.462cm" svg:width="5.556cm" svg:height="0.503cm" draw:z-index="116"><draw:image xlink:href="Pictures/20000007000019390000024743C39ACE9B02F74B.svm" xlink:type="simple" xlink:show="embed" xlink:actuate="onLoad"/></draw:frame>Aquesta opció també es pot accedir des de l'opció del submenú, com també des del botó que surt al llistat d'organismes de l'entitat <text:s text:c="53"/>.</text:p>
      <text:p text:style-name="P59">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59">En aquest cas ens mostra el següent formulari:</text:p>
      <text:p text:style-name="P71"><draw:frame draw:style-name="fr6" draw:name="gráficos77" text:anchor-type="paragraph" svg:width="17cm" svg:height="8.32cm" draw:z-index="117"><draw:image xlink:href="Pictures/2000000700006E6300003629599E5E74A3E1627B.svm" xlink:type="simple" xlink:show="embed" xlink:actuate="onLoad"/></draw:frame><text:soft-page-break/><text:span text:style-name="T6">Il·lustració </text:span><text:span text:style-name="T6"><text:sequence text:ref-name="refIllustration37" text:name="Illustration" text:formula="ooow:Illustration+1" style:num-format="1">38</text:sequence></text:span><text:span text:style-name="T6">: Formulari de reubicació de llibres</text:span></text:p>
      <text:p text:style-name="P59"/>
      <text:h text:style-name="P128" text:outline-level="3">Històric de sincronitzacions:</text:h>
      <text:p text:style-name="P59">Aquí ens mostra un llistat de totes les sincronitzacions d'organismes i oficines que s'han fet a l'Entitat. Mostra la data en la que s'ha fet.</text:p>
      <text:p text:style-name="P71"><draw:frame draw:style-name="fr6" draw:name="gráficos78" text:anchor-type="paragraph" svg:width="17cm" svg:height="7.211cm" draw:z-index="118"><draw:image xlink:href="Pictures/2000000700006E4800002EED6AD857657970DFED.svm" xlink:type="simple" xlink:show="embed" xlink:actuate="onLoad"/></draw:frame><text:span text:style-name="T6">Il·lustració </text:span><text:span text:style-name="T6"><text:sequence text:ref-name="refIllustration38" text:name="Illustration" text:formula="ooow:Illustration+1" style:num-format="1">39</text:sequence></text:span><text:span text:style-name="T6">: Llistat de sincronitzacions d'organismes</text:span></text:p>
      <text:p text:style-name="P59"/>
      <text:p text:style-name="P59"/>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58"><draw:frame draw:style-name="fr11" draw:name="gráficos6" text:anchor-type="as-char" svg:width="17cm" svg:height="3.889cm" draw:z-index="99"><draw:image xlink:href="Pictures/2000000700006E480000191E9AC978E8BC6FF20C.svm" xlink:type="simple" xlink:show="embed" xlink:actuate="onLoad"/></draw:frame><text:span text:style-name="T5">Il·lustració </text:span><text:span text:style-name="T5"><text:sequence text:ref-name="refIllustration39" text:name="Illustration" text:formula="ooow:Illustration+1" style:num-format="1">40</text:sequence></text:span><text:span text:style-name="T5">: Formulari de cerca d'usuaris d'entitat</text:span></text:p>
      <text:p text:style-name="P53"/>
      <text:p text:style-name="Text_20_body">Quan introduïm un usuari el que es fa realment és associar-ho amb l'entitat. Per això, primer haurem de pitjar el botó per “Introduir usuari” i després haurem d'indicar l'identificador de l'usuari que volem associar.</text:p>
      <text:p text:style-name="P58"><draw:frame draw:style-name="fr12" draw:name="gráficos32" text:anchor-type="as-char" svg:width="16.94cm" svg:height="2.709cm" draw:z-index="100"><draw:image xlink:href="Pictures/2000000700006E48000011AD0245EFBA1F08312F.svm" xlink:type="simple" xlink:show="embed" xlink:actuate="onLoad"/></draw:frame><text:span text:style-name="T5">Il·lustració </text:span><text:span text:style-name="T5"><text:sequence text:ref-name="refIllustration40" text:name="Illustration" text:formula="ooow:Illustration+1" style:num-format="1">41</text:sequence></text:span><text:span text:style-name="T5">: Formulari per Introduir Usuari</text:span></text:p>
      <text:p text:style-name="P58"/>
      <text:p text:style-name="Text_20_body">Existeixen 3 possibles casos:</text:p>
      <text:p text:style-name="Text_20_body"/>
      <text:list xml:id="list1179079549" text:style-name="L12">
        <text:list-item>
          <text:p text:style-name="P111">Usuari que existeix però no té el rol adequat:</text:p>
        </text:list-item>
      </text:list>
      <text:p text:style-name="P58"><draw:frame draw:style-name="fr11" draw:name="gráficos30" text:anchor-type="as-char" svg:width="17cm" svg:height="4.521cm" draw:z-index="101"><draw:image xlink:href="Pictures/2000000700006E7D00001D7663C9EDBB8D76E2D5.svm" xlink:type="simple" xlink:show="embed" xlink:actuate="onLoad"/></draw:frame><text:span text:style-name="T5">Il·lustració </text:span><text:span text:style-name="T5"><text:sequence text:ref-name="refIllustration41" text:name="Illustration" text:formula="ooow:Illustration+1" style:num-format="1">42</text:sequence></text:span><text:span text:style-name="T5">: Error de rol introduint usuari</text:span></text:p>
      <text:p text:style-name="Text_20_body"/>
      <text:list xml:id="list85007257533889" text:continue-numbering="true" text:style-name="L12">
        <text:list-item>
          <text:p text:style-name="P111">Usuari que no existeix o no te cap rol assignat:</text:p>
        </text:list-item>
      </text:list>
      <text:p text:style-name="Text_20_body"/>
      <text:p text:style-name="P58"><text:soft-page-break/><draw:frame draw:style-name="fr4" draw:name="gráficos31" text:anchor-type="as-char" svg:width="17cm" svg:height="4.521cm" draw:z-index="102"><draw:image xlink:href="Pictures/2000000700006E7D00001D7663C9EDBB8D76E2D5.svm" xlink:type="simple" xlink:show="embed" xlink:actuate="onLoad"/></draw:frame><text:span text:style-name="T5">Il·lustració </text:span><text:span text:style-name="T5"><text:sequence text:ref-name="refIllustration42" text:name="Illustration" text:formula="ooow:Illustration+1" style:num-format="1">43</text:sequence></text:span><text:span text:style-name="T5">: Error de rol introduint usuari</text:span></text:p>
      <text:p text:style-name="P53"/>
      <text:list xml:id="list85007687138185" text:continue-numbering="true" text:style-name="L12">
        <text:list-item>
          <text:p text:style-name="P111">Usuari que existeix i té els rols adequats:</text:p>
        </text:list-item>
      </text:list>
      <text:p text:style-name="P57"><draw:frame draw:style-name="fr11" draw:name="gráficos26" text:anchor-type="as-char" svg:width="17cm" svg:height="5.031cm" draw:z-index="103"><draw:image xlink:href="Pictures/2000000700006E97000020C46100D64075A90273.svm" xlink:type="simple" xlink:show="embed" xlink:actuate="onLoad"/></draw:frame><text:span text:style-name="T5">Il·lustració </text:span><text:span text:style-name="T5"><text:sequence text:ref-name="refIllustration43" text:name="Illustration" text:formula="ooow:Illustration+1" style:num-format="1">44</text:sequence></text:span><text:span text:style-name="T5">: Confirmació de creació d'usuari a l'entitat</text:span></text:p>
      <text:p text:style-name="P56"/>
      <text:p text:style-name="Text_20_body">Una vegada s'ha associat l'usuari a l'entitat és necessari assignar permisos a aquest usuari. Per fer ho li donam al botó “Cercar” i ens sortirà abaix el llistat dels usuaris.</text:p>
      <text:p text:style-name="P70"><draw:frame draw:style-name="fr6" draw:name="gráficos12" text:anchor-type="paragraph" svg:width="17cm" svg:height="6.02cm" draw:z-index="119"><draw:image xlink:href="Pictures/2000000700006E480000272D12F4545878E1A6E1.svm" xlink:type="simple" xlink:show="embed" xlink:actuate="onLoad"/></draw:frame><text:span text:style-name="T3">Il·lustració </text:span><text:span text:style-name="T3"><text:sequence text:ref-name="refIllustration44" text:name="Illustration" text:formula="ooow:Illustration+1" style:num-format="1">45</text:sequence></text:span><text:span text:style-name="T3">: Llistat d'usuaris d'entitat</text:span></text:p>
      <text:p text:style-name="P53"/>
      <text:p text:style-name="Text_20_body">Si prenem el botó <text:s/><draw:frame draw:style-name="fr12" draw:name="gráficos13" text:anchor-type="as-char" svg:width="0.79cm" svg:height="0.66cm" draw:z-index="106"><draw:image xlink:href="Pictures/100000000000001E000000195C85F3AEE7AE832A.bmp" xlink:type="simple" xlink:show="embed" xlink:actuate="onLoad"/></draw:frame> hi anirem a la pàgina que permet assignar els permisos que te un usuari sobre els llibres de l'entitat.</text:p>
      <text:p text:style-name="Text_20_body"/>
      <text:p text:style-name="P70"><draw:frame draw:style-name="fr5" draw:name="gráficos25" text:anchor-type="paragraph" svg:width="17cm" svg:height="8.571cm" draw:z-index="9"><draw:image xlink:href="Pictures/20000007000067900000344DB2B012A979E649B8.svm" xlink:type="simple" xlink:show="embed" xlink:actuate="onLoad"/></draw:frame><text:soft-page-break/><text:span text:style-name="T3">Il·lustració </text:span><text:span text:style-name="T3"><text:sequence text:ref-name="refIllustration45" text:name="Illustration" text:formula="ooow:Illustration+1" style:num-format="1">46</text:sequence></text:span><text:span text:style-name="T3">: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07"><draw:image xlink:href="Pictures/100000000000001F0000001AF2130DB9F8F45381.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29"><draw:text-box fo:min-height="4.785cm"><text:p text:style-name="P78"><draw:frame draw:style-name="fr15" draw:name="gráficos9" text:anchor-type="paragraph" svg:x="0.004cm" svg:y="0.002cm" svg:width="17cm" svg:height="3.87cm" draw:z-index="32"><draw:image xlink:href="Pictures/2000000700006E630000193952FAE0A6D59BCC33.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04"><draw:image xlink:href="Pictures/2000000700000C1900000247F17FFFA5089E8A91.svm" xlink:type="simple" xlink:show="embed" xlink:actuate="onLoad"/></draw:frame> sortirà el següent formulari:</text:p>
      <text:p text:style-name="P67"><text:soft-page-break/></text:p>
      <text:p text:style-name="Text_20_body"><draw:frame draw:style-name="fr2" draw:name="Marco3" text:anchor-type="paragraph" svg:width="17cm" draw:z-index="28"><draw:text-box fo:min-height="10.571cm"><text:p text:style-name="P78"><draw:frame draw:style-name="fr7" draw:name="gráficos11" text:anchor-type="paragraph" svg:width="17cm" svg:height="9.059cm" draw:z-index="120"><draw:image xlink:href="Pictures/2000000700006E6300003B05E2F56848F6E87D41.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78"><draw:frame draw:style-name="fr5" draw:name="gráficos43" text:anchor-type="paragraph" svg:width="5.38cm" svg:height="4.863cm" draw:z-index="21"><draw:image xlink:href="Pictures/10000000000000EC000000EC7D2DF8532C947DF5.png" xlink:type="simple" xlink:show="embed" xlink:actuate="onLoad"/></draw:frame>Il·lustració <text:sequence text:ref-name="refIllustration48" text:name="Illustration" text:formula="ooow:Illustration+1" style:num-format="1">49</text:sequence>: Tipus de document</text:p>
      <text:p text:style-name="P78"/>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23"><draw:text-box fo:min-height="6.57cm"><text:p text:style-name="P78"><draw:frame draw:style-name="fr15" draw:name="gráficos15" text:anchor-type="paragraph" svg:x="0.004cm" svg:y="0.002cm" svg:width="17cm" svg:height="5.459cm" draw:z-index="25"><draw:image xlink:href="Pictures/2000000700006E7D0000238F625EC88A9DD4A800.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97"><draw:image xlink:href="Pictures/100000000000001F0000001C4E26EBEC05D2D85D.png" xlink:type="simple" xlink:show="embed" xlink:actuate="onLoad"/></draw:frame>o eliminar <draw:frame draw:style-name="fr12" draw:name="gráficos19" text:anchor-type="as-char" svg:width="0.953cm" svg:height="0.767cm" draw:z-index="95"><draw:image xlink:href="Pictures/10000000000000240000001D00D3D25C139C5482.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92"><draw:image xlink:href="Pictures/2000000700000F82000002B118CF4673EDF1242F.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78"><draw:frame draw:style-name="fr6" draw:name="gráficos102" text:anchor-type="paragraph" svg:width="17cm" svg:height="6.747cm" draw:z-index="138"><draw:image xlink:href="Pictures/2000000700006AC400002A6173BC3A6CF55BD07D.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3"><draw:frame draw:style-name="fr3" draw:name="gráficos80" text:anchor-type="paragraph" svg:width="8.678cm" svg:height="1.829cm" draw:z-index="121"><draw:image xlink:href="Pictures/2000000700002E69000009D3EF7F24168CCD8A50.svm" xlink:type="simple" xlink:show="embed" xlink:actuate="onLoad"/></draw:frame></text:p>
      <text:p text:style-name="P78">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33"><draw:text-box fo:min-height="5.711cm"><text:p text:style-name="P78"><draw:frame draw:style-name="fr7" draw:name="gráficos20" text:anchor-type="paragraph" svg:width="17cm" svg:height="4.05cm" draw:z-index="122"><draw:image xlink:href="Pictures/2000000700006E7D00001A5CE850D5BEBA889A81.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3070508793" text:style-name="L13">
        <text:list-item>
          <text:p text:style-name="P112"><text:span text:style-name="T1">Tipus de Llibre</text:span>: s'ha d'indicar si es volen els llibres d'entrada, de sortida o ambdós.</text:p>
        </text:list-item>
        <text:list-item>
          <text:p text:style-name="P112"><text:span text:style-name="T1">Format</text:span>: s'ha d'indicar el format en el que es vol l'informe. Hi ha disponibles pdf i excel.</text:p>
        </text:list-item>
        <text:list-item>
          <text:p text:style-name="P112"><text:span text:style-name="T1">Data Inici, Data Fi</text:span>: <text:s/>S'ha d'especificar el període de dates de l 'informe.</text:p>
        </text:list-item>
        <text:list-item>
          <text:p text:style-name="P112"><text:span text:style-name="T1">Mostrar</text:span>: S'ha d'indicar si es vol l'informe per anys i mesos, anys o mesos.</text:p>
          <text:p text:style-name="P112"/>
        </text:list-item>
      </text:list>
      <text:p text:style-name="Text_20_body">Una vegada triats els criteris part de l'informe que es genera és el següent:</text:p>
      <text:p text:style-name="P58"><text:soft-page-break/><draw:frame draw:style-name="fr12" draw:name="gráficos22" text:anchor-type="as-char" svg:width="10.141cm" svg:height="14.319cm" draw:z-index="90"><draw:image xlink:href="Pictures/100000000000027F0000038698A6ED6E2FD7E63A.png" xlink:type="simple" xlink:show="embed" xlink:actuate="onLoad"/></draw:frame></text:p>
      <text:p text:style-name="Text_20_body"><text:soft-page-break/><draw:frame draw:style-name="fr1" draw:name="Marco7" text:anchor-type="as-char" svg:width="15.898cm" draw:z-index="84"><draw:text-box fo:min-height="15.494cm"><text:p text:style-name="P78"><draw:frame draw:style-name="fr16" draw:name="gráficos24" text:anchor-type="paragraph" svg:x="2.759cm" svg:y="0.213cm" svg:width="10.111cm" svg:height="14.37cm" draw:z-index="85"><draw:image xlink:href="Pictures/100000000000027D000003895D4C0823A6786695.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78"><draw:frame draw:style-name="fr7" draw:name="gráficos103" text:anchor-type="paragraph" svg:width="17cm" svg:height="3.403cm" draw:z-index="139"><draw:image xlink:href="Pictures/2000000700006E7D0000161FC147871AFEA3C135.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78"><draw:frame draw:style-name="fr5" draw:name="gráficos104" text:anchor-type="paragraph" svg:width="11.21cm" svg:height="12.111cm" draw:z-index="140"><draw:image xlink:href="Pictures/20000007000048F900004EDDA3E73ACF9E4369AB.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80"><draw:text-box fo:min-height="7.781cm"><text:p text:style-name="P78"><draw:frame draw:style-name="fr15" draw:name="gráficos27" text:anchor-type="paragraph" svg:x="0.004cm" svg:y="0.002cm" svg:width="17cm" svg:height="6.69cm" draw:z-index="81"><draw:image xlink:href="Pictures/200000070000696D00002973712403F21297D1EB.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1112935463" text:style-name="L14">
        <text:list-item>
          <text:p text:style-name="P113"><text:span text:style-name="T1">Tipus de llibre</text:span>: s'ha d'indicar si d'entrada o de sortida.</text:p>
        </text:list-item>
        <text:list-item>
          <text:p text:style-name="P113"><text:span text:style-name="T1">Llibre de registre</text:span>: s'ha de triar almanco un. Es poden triar varis.</text:p>
        </text:list-item>
        <text:list-item>
          <text:p text:style-name="P113"><text:span text:style-name="T1">Format</text:span>: s'ha d'indicar el format de l'informe. Està disponible en pdf o excel.</text:p>
        </text:list-item>
        <text:list-item>
          <text:p text:style-name="P113"><text:span text:style-name="T1">Camps de llista</text:span>: s'han d'indicar tots els camps dels registres que es volen que surtin a l'informe</text:p>
        </text:list-item>
        <text:list-item>
          <text:p text:style-name="P113"><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58"><draw:text-box fo:min-height="11.982cm"><text:p text:style-name="P78"><draw:frame draw:style-name="fr17" draw:name="gráficos33" text:anchor-type="paragraph" svg:x="0.004cm" svg:y="0.002cm" svg:width="17cm" svg:height="11.31cm" draw:z-index="59"><draw:image xlink:href="Pictures/10000000000003F5000002CAFFDC1AC15173512E.png" xlink:type="simple" xlink:show="embed" xlink:actuate="onLoad"/></draw:frame>Il·lustració <text:sequence text:ref-name="refIllustration57" text:name="Illustration" text:formula="ooow:Illustration+1" style:num-format="1">58</text:sequence>: Informe llibre de Registres</text:p></draw:text-box></draw:frame></text:p>
      <text:h text:style-name="P122"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40"><draw:text-box fo:min-height="5.017cm"><text:p text:style-name="P78"><draw:frame draw:style-name="fr15" draw:name="gráficos128" text:anchor-type="paragraph" svg:x="0.004cm" svg:y="0.002cm" svg:width="17cm" svg:height="3.701cm" draw:z-index="41"><draw:image xlink:href="Pictures/2000000700006E4800001816E17EDA864390B832.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3615781043" text:style-name="L15">
        <text:list-item>
          <text:p text:style-name="P114"><text:span text:style-name="T1">Data inici</text:span>: Data d'inici des de la qual fer la cerca.</text:p>
        </text:list-item>
        <text:list-item>
          <text:p text:style-name="P114"><text:span text:style-name="T1">Data fi</text:span>: Data fi des de la qual fer la cerca.</text:p>
        </text:list-item>
        <text:list-item>
          <text:p text:style-name="P114"><text:span text:style-name="T1">Llibre:</text:span> Llibre del qual fer la cerca.</text:p>
        </text:list-item>
        <text:list-item>
          <text:p text:style-name="P114"><text:soft-page-break/><text:span text:style-name="T1">Usuari</text:span>: Usuari del qual fer la cerca.</text:p>
        </text:list-item>
        <text:list-item>
          <text:p text:style-name="P114"><text:span text:style-name="T1">Tipus Llibre</text:span>: Si es vol consultar registres d'entrada, de sortida o migrats.</text:p>
        </text:list-item>
        <text:list-item>
          <text:p text:style-name="P114"><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35"><draw:text-box fo:min-height="11.947cm"><text:p text:style-name="P78"><draw:frame draw:style-name="fr15" draw:name="gráficos126" text:anchor-type="paragraph" svg:x="0.004cm" svg:y="0.002cm" svg:width="17cm" svg:height="10.021cm" draw:z-index="36"><draw:image xlink:href="Pictures/2000000700006E4800004138DC00EBDBB9A7318D.svm" xlink:type="simple" xlink:show="embed" xlink:actuate="onLoad"/></draw:frame></text:p><text:p text:style-name="P78">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30"><draw:text-box fo:min-height="5.401cm"><text:p text:style-name="P78"><draw:frame draw:style-name="fr5" draw:name="gráficos81" text:anchor-type="paragraph" svg:width="17cm" svg:height="3.679cm" draw:z-index="31"><draw:image xlink:href="Pictures/2000000700006E7D000017FBADAD7372EE083AB6.svm" xlink:type="simple" xlink:show="embed" xlink:actuate="onLoad"/></draw:frame>Il·lustració <text:sequence text:ref-name="refIllustration60" text:name="Illustration" text:formula="ooow:Illustration+1" style:num-format="1">61</text:sequence>: Consulta d'assentament LOPD</text:p></draw:text-box></draw:frame><text:span text:style-name="T7">Els criteris de cerca són:</text:span></text:p>
      <text:list xml:id="list85008943819242" text:continue-numbering="true" text:style-name="L15">
        <text:list-item>
          <text:p text:style-name="P114"><text:span text:style-name="T1">Data inici</text:span>: Data d'inici des de la qual fer la cerca.</text:p>
        </text:list-item>
        <text:list-item>
          <text:p text:style-name="P114"><text:span text:style-name="T1">Data fi</text:span>: Data fi des de la qual fer la cerca.</text:p>
        </text:list-item>
        <text:list-item>
          <text:p text:style-name="P114"><text:span text:style-name="T1">Llibre:</text:span> Llibre del qual fer la cerca</text:p>
        </text:list-item>
        <text:list-item>
          <text:p text:style-name="P114"><text:span text:style-name="T1">Tipus Registre</text:span>: si és d'entrada o sortida</text:p>
        </text:list-item>
        <text:list-item>
          <text:p text:style-name="P114"><text:span text:style-name="T1">Número</text:span>: es pot indicar el número de registre en concret. </text:p>
          <text:p text:style-name="P114"/>
        </text:list-item>
      </text:list>
      <text:p text:style-name="Text_20_body">El resultat de la cerca és:</text:p>
      <text:p text:style-name="Text_20_body"><draw:frame draw:style-name="fr1" draw:name="Marco52" text:anchor-type="as-char" svg:width="17cm" draw:z-index="26"><draw:text-box fo:min-height="7.639cm"><text:p text:style-name="P78"><draw:frame draw:style-name="fr15" draw:name="gráficos131" text:anchor-type="paragraph" svg:x="0.004cm" svg:y="0.002cm" svg:width="17cm" svg:height="10.41cm" draw:z-index="27"><draw:image xlink:href="Pictures/2000000700006E2E000043CEB1BAD3BCB36326F7.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24"><draw:image xlink:href="Pictures/10000000000000210000001A7BB0AA8630EA80D0.png" xlink:type="simple" xlink:show="embed" xlink:actuate="onLoad"/></draw:frame> <text:s/>pels registres de sortida, i el botó <draw:frame draw:style-name="fr12" draw:name="gráficos105" text:anchor-type="as-char" svg:width="0.7cm" svg:height="0.589cm" draw:z-index="22"><draw:image xlink:href="Pictures/200000070000036A000002E6FB41C696F2E72AAE.svm" xlink:type="simple" xlink:show="embed" xlink:actuate="onLoad"/></draw:frame>, pels d'entrada, veurem el detall:</text:p>
      <text:p text:style-name="Text_20_body"><draw:frame draw:style-name="fr2" draw:name="Marco53" text:anchor-type="paragraph" svg:width="17cm" draw:z-index="34"><draw:text-box fo:min-height="11.894cm"><text:p text:style-name="P78"><draw:frame draw:style-name="fr15" draw:name="gráficos132" text:anchor-type="paragraph" svg:x="0.004cm" svg:y="0.002cm" svg:width="17cm" svg:height="13.36cm" draw:z-index="37"><draw:image xlink:href="Pictures/200000090000645C00004F125C7AFDBA791703D1.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78"><draw:frame draw:style-name="fr7" draw:name="gráficos82" text:anchor-type="paragraph" svg:width="17cm" svg:height="4.03cm" draw:z-index="123"><draw:image xlink:href="Pictures/2000000700006E6300001A413BBC45AB72728894.svm" xlink:type="simple" xlink:show="embed" xlink:actuate="onLoad"/></draw:frame><text:soft-page-break/>Il·lustració <text:sequence text:ref-name="refIllustration63" text:name="Illustration" text:formula="ooow:Illustration+1" style:num-format="1">64</text:sequence>: Cercador de registres migrats</text:p>
      <text:p text:style-name="P78"/>
      <text:p text:style-name="P14">Els criteris de cerca són:</text:p>
      <text:list xml:id="list85009749054143" text:continue-numbering="true" text:style-name="L15">
        <text:list-item>
          <text:p text:style-name="P114"><text:span text:style-name="T1">Tipus: </text:span><text:span text:style-name="T7">si és un registre d'entrada o sortida.</text:span></text:p>
        </text:list-item>
        <text:list-item>
          <text:p text:style-name="P114"><text:span text:style-name="T1">Oficina</text:span>: Oficina a la que pertany el registre migrat.</text:p>
        </text:list-item>
        <text:list-item>
          <text:p text:style-name="P114"><text:span text:style-name="T1">Any</text:span>: Any del registre migrat.</text:p>
        </text:list-item>
        <text:list-item>
          <text:p text:style-name="P109"><text:span text:style-name="T1">Número</text:span>: es pot indicar el número de registre en concret. </text:p>
        </text:list-item>
        <text:list-item>
          <text:p text:style-name="P109"><text:span text:style-name="T1">Data inici</text:span>: Data inici des de la qual fer la cerca.</text:p>
        </text:list-item>
        <text:list-item>
          <text:p text:style-name="P114"><text:span text:style-name="T1">Data fi</text:span>: Data fi des de la qual fer la cerca.</text:p>
        </text:list-item>
        <text:list-item>
          <text:p text:style-name="P114"><text:span text:style-name="T1">Extracte:</text:span> Extracte del registre migrat.</text:p>
        </text:list-item>
        <text:list-item>
          <text:p text:style-name="P114"><text:span text:style-name="T1">Remitent/Destinatari:</text:span> Depenent de si és registre d'entrada o de sortida, el remitent o destinatari del mateix.</text:p>
        </text:list-item>
      </text:list>
      <text:p text:style-name="P64"/>
      <text:p text:style-name="P64">El resultat de la cerca és el següent:</text:p>
      <text:p text:style-name="P64"/>
      <text:p text:style-name="P83"><draw:frame draw:style-name="fr6" draw:name="gráficos83" text:anchor-type="paragraph" svg:width="17cm" svg:height="7.25cm" draw:z-index="124"><draw:image xlink:href="Pictures/2000000700006E4800002F3C8BD119E9696F16B2.svm" xlink:type="simple" xlink:show="embed" xlink:actuate="onLoad"/></draw:frame></text:p>
      <text:p text:style-name="P78">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19"><draw:image xlink:href="Pictures/20000007000002E6000002B1F0459CE315A1A1F4.svm" xlink:type="simple" xlink:show="embed" xlink:actuate="onLoad"/></draw:frame> veurem el detall:</text:p>
      <text:p text:style-name="P78"><draw:frame draw:style-name="fr5" draw:name="gráficos85" text:anchor-type="paragraph" svg:width="17cm" svg:height="14.711cm" draw:z-index="125"><draw:image xlink:href="Pictures/200000070000585F00004C97F3B0772F81FF975D.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81"/>
      <text:p text:style-name="P82">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0"/>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78"><draw:frame draw:style-name="fr3" draw:name="gráficos86" text:anchor-type="paragraph" svg:width="6.17cm" svg:height="2.469cm" draw:z-index="126"><draw:image xlink:href="Pictures/20000009000015EA000008CA8146E412B0648A42.svm" xlink:type="simple" xlink:show="embed" xlink:actuate="onLoad"/></draw:frame><text:soft-page-break/>Il·lustració <text:sequence text:ref-name="refIllustration66" text:name="Illustration" text:formula="ooow:Illustration+1" style:num-format="1">67</text:sequence>: Submenú de Catàleg de Dades</text:p>
      <text:p text:style-name="P78"/>
      <text:h text:style-name="Heading_20_3" text:outline-level="3">Gestió Tipus Documental</text:h>
      <text:p text:style-name="Text_20_body">El tipus documental fa referè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13"><draw:text-box fo:min-height="6.165cm"><text:p text:style-name="P78"><draw:frame draw:style-name="fr18" draw:name="gráficos34" text:anchor-type="as-char" svg:width="17cm" svg:height="4.57cm" draw:z-index="14"><draw:image xlink:href="Pictures/2000000700006E6300001DC5CDAAC08E0184C304.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4">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4" office:value-type="string">
            <text:p text:style-name="P31"><draw:frame draw:style-name="fr5" draw:name="gráficos111" text:anchor-type="paragraph" svg:width="0.794cm" svg:height="0.741cm" draw:z-index="38"><draw:image xlink:href="Pictures/100000000000001E0000001C04B5A756A4940B10.png" xlink:type="simple" xlink:show="embed" xlink:actuate="onLoad"/></draw:frame></text:p>
          </table:table-cell>
          <table:table-cell table:style-name="Tabla11.B4" office:value-type="string">
            <text:p text:style-name="P34">Editar</text:p>
          </table:table-cell>
          <table:table-cell table:style-name="Tabla11.C4" office:value-type="string">
            <text:p text:style-name="P31">Permet editar un tipus documental.</text:p>
          </table:table-cell>
        </table:table-row>
        <table:table-row>
          <table:table-cell table:style-name="Tabla11.A4" office:value-type="string">
            <text:p text:style-name="P31"><draw:frame draw:style-name="fr5" draw:name="gráficos112" text:anchor-type="paragraph" svg:width="0.979cm" svg:height="0.847cm" draw:z-index="39"><draw:image xlink:href="Pictures/100000000000002500000020C61511BB530C585E.png" xlink:type="simple" xlink:show="embed" xlink:actuate="onLoad"/></draw:frame></text:p>
          </table:table-cell>
          <table:table-cell table:style-name="Tabla11.B4" office:value-type="string">
            <text:p text:style-name="P34">Esborrar</text:p>
          </table:table-cell>
          <table:table-cell table:style-name="Tabla11.C4" office:value-type="string">
            <text:p text:style-name="P31">Permet eliminar un tipus documental.</text:p>
          </table:table-cell>
        </table:table-row>
        <table:table-row>
          <table:table-cell table:style-name="Tabla11.A4" office:value-type="string">
            <text:p text:style-name="P34"><draw:frame draw:style-name="fr12" draw:name="gráficos36" text:anchor-type="as-char" svg:width="4.74cm" svg:height="0.529cm" draw:z-index="11"><draw:image xlink:href="Pictures/20000007000012810000021238A1180D2A2A6981.svm" xlink:type="simple" xlink:show="embed" xlink:actuate="onLoad"/></draw:frame></text:p>
          </table:table-cell>
          <table:table-cell table:style-name="Tabla11.B4" office:value-type="string">
            <text:p text:style-name="P34">Introduir tipus documental</text:p>
          </table:table-cell>
          <table:table-cell table:style-name="Tabla11.C4"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7"><draw:text-box fo:min-height="6.375cm"><text:p text:style-name="P78"><draw:frame draw:style-name="fr15" draw:name="gráficos35" text:anchor-type="paragraph" svg:x="0.004cm" svg:y="0.002cm" svg:width="17cm" svg:height="5.38cm" draw:z-index="8"><draw:image xlink:href="Pictures/2000000700006E130000230AF75F3D315640B153.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2560502632" text:style-name="L16">
        <text:list-item>
          <text:p text:style-name="P115"><text:span text:style-name="T1">Codi NTI:</text:span> és un codi únic que identifica al tipus documental. Definit a la norma NTI</text:p>
        </text:list-item>
        <text:list-item>
          <text:p text:style-name="P115"><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68"/>
      <text:p text:style-name="P58"><draw:frame draw:style-name="fr19" draw:name="gráficos37" text:anchor-type="as-char" svg:width="17cm" svg:height="5.38cm" draw:z-index="5"><draw:image xlink:href="Pictures/2000000700006E63000025EF84894C102EEE3EC3.svm" xlink:type="simple" xlink:show="embed" xlink:actuate="onLoad"/></draw:frame></text:p>
      <text:p text:style-name="P72">Il·lustració <text:sequence text:ref-name="refIllustration69" text:name="Illustration" text:formula="ooow:Illustration+1" style:num-format="1">70</text:sequence>: Introducció de Tipus Documental</text:p>
      <text:p text:style-name="P58"/>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78"><draw:frame draw:style-name="fr15" draw:name="gráficos38" text:anchor-type="paragraph" svg:x="0.004cm" svg:y="0.002cm" svg:width="17cm" svg:height="4.57cm" draw:z-index="2"><draw:image xlink:href="Pictures/2000000700006E4800001DC523324D5C22A93703.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4">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4" office:value-type="string">
            <text:p text:style-name="P31"><draw:frame draw:style-name="fr5" draw:name="gráficos40" text:anchor-type="paragraph" svg:width="0.794cm" svg:height="0.741cm" draw:z-index="42"><draw:image xlink:href="Pictures/100000000000001E0000001C04B5A756A4940B10.png" xlink:type="simple" xlink:show="embed" xlink:actuate="onLoad"/></draw:frame></text:p>
          </table:table-cell>
          <table:table-cell table:style-name="Tabla4.B4" office:value-type="string">
            <text:p text:style-name="P34">Editar</text:p>
          </table:table-cell>
          <table:table-cell table:style-name="Tabla4.C4" office:value-type="string">
            <text:p text:style-name="P31">Permet editar un tipus assumpte.</text:p>
          </table:table-cell>
        </table:table-row>
        <table:table-row>
          <table:table-cell table:style-name="Tabla4.A4" office:value-type="string">
            <text:p text:style-name="P31"><draw:frame draw:style-name="fr5" draw:name="gráficos42" text:anchor-type="paragraph" svg:width="0.979cm" svg:height="0.847cm" draw:z-index="43"><draw:image xlink:href="Pictures/100000000000002500000020C61511BB530C585E.png" xlink:type="simple" xlink:show="embed" xlink:actuate="onLoad"/></draw:frame></text:p>
          </table:table-cell>
          <table:table-cell table:style-name="Tabla4.B4" office:value-type="string">
            <text:p text:style-name="P34">Esborrar</text:p>
          </table:table-cell>
          <table:table-cell table:style-name="Tabla4.C4" office:value-type="string">
            <text:p text:style-name="P31">Permet eliminar un tipus assumpte.</text:p>
          </table:table-cell>
        </table:table-row>
        <table:table-row>
          <table:table-cell table:style-name="Tabla4.A4" office:value-type="string">
            <text:p text:style-name="P34"><draw:frame draw:style-name="fr5" draw:name="gráficos39" text:anchor-type="paragraph" svg:width="4.08cm" svg:height="0.499cm" draw:z-index="44"><draw:image xlink:href="Pictures/2000000700000FEC000001F8F7638C4597692264.svm" xlink:type="simple" xlink:show="embed" xlink:actuate="onLoad"/></draw:frame></text:p>
          </table:table-cell>
          <table:table-cell table:style-name="Tabla4.B4" office:value-type="string">
            <text:p text:style-name="P34">Introduir tipus documental</text:p>
          </table:table-cell>
          <table:table-cell table:style-name="Tabla4.C4"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65"><draw:text-box fo:min-height="10.61cm"><text:p text:style-name="P78"><draw:frame draw:style-name="fr20" draw:name="gráficos44" text:anchor-type="paragraph" svg:y="0.213cm" svg:width="16.91cm" svg:height="5.211cm" draw:z-index="77"><draw:image xlink:href="Pictures/2000000700006E13000021E7D58BB6CF62341662.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1333981035" text:style-name="L17">
        <text:list-item>
          <text:p text:style-name="P116"><text:span text:style-name="T1">Codi</text:span>: Codi únic identificatiu del tipus d'assumpte.</text:p>
        </text:list-item>
        <text:list-item>
          <text:p text:style-name="P116"><text:span text:style-name="T1">Actiu</text:span>: Permet activar o desactivar el tipus d'assumpte. Serveix per desactivar tipus d'assumptes de duració curta que no es volen tenir presents fora de la seva duració.</text:p>
        </text:list-item>
        <text:list-item>
          <text:p text:style-name="P116"><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20"><draw:image xlink:href="Pictures/100000000000001E0000001C04B5A756A4940B10.png" xlink:type="simple" xlink:show="embed" xlink:actuate="onLoad"/></draw:frame>: </text:p>
      <text:p text:style-name="Text_20_body"><draw:frame draw:style-name="fr1" draw:name="Marco13" text:anchor-type="as-char" svg:width="17cm" draw:z-index="66"><draw:text-box fo:min-height="8.438cm"><text:p text:style-name="P78"><draw:frame draw:style-name="fr21" draw:name="gráficos53" text:anchor-type="paragraph" svg:x="0.004cm" svg:y="0.002cm" svg:width="17cm" svg:height="7.04cm" draw:z-index="67"><draw:image xlink:href="Pictures/2000000700006E130000311923BE71A6BD1C5280.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68"><draw:image xlink:href="Pictures/2000000700000D8B00000212874B4FEA2946D29B.svm" xlink:type="simple" xlink:show="embed" xlink:actuate="onLoad"/></draw:frame>:</text:p>
      <text:p text:style-name="P58"><text:soft-page-break/><draw:frame draw:style-name="fr12" draw:name="gráficos56" text:anchor-type="as-char" svg:width="12.16cm" svg:height="11.472cm" draw:z-index="69"><draw:image xlink:href="Pictures/200000070000403000003C42A19A8D2852C25678.svm" xlink:type="simple" xlink:show="embed" xlink:actuate="onLoad"/></draw:frame></text:p>
      <text:p text:style-name="P72">Il·lustració <text:sequence text:ref-name="refIllustration73" text:name="Illustration" text:formula="ooow:Illustration+1" style:num-format="1">74</text:sequence>: Formulari de Codi d'Assumpte</text:p>
      <text:p text:style-name="P78"/>
      <text:p text:style-name="Text_20_body">Descripció dels camps de dades:</text:p>
      <text:list xml:id="list1427026356" text:style-name="L18">
        <text:list-item>
          <text:p text:style-name="P117"><text:span text:style-name="T1">Codi</text:span>: codi identificatiu.</text:p>
        </text:list-item>
        <text:list-item>
          <text:p text:style-name="P117"><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70"><draw:text-box fo:min-height="10.035cm"><text:p text:style-name="P78"><draw:frame draw:style-name="fr15" draw:name="gráficos57" text:anchor-type="paragraph" svg:x="0.004cm" svg:y="0.002cm" svg:width="17cm" svg:height="8.811cm" draw:z-index="71"><draw:image xlink:href="Pictures/2000000700006E630000395DF3A1706C7EA5F10D.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28"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72"><draw:text-box fo:min-height="4.553cm"><text:p text:style-name="P78"><draw:frame draw:style-name="fr5" draw:name="Imagen1" text:anchor-type="paragraph" svg:width="17cm" svg:height="3.526cm" draw:z-index="73"><draw:image xlink:href="Pictures/100000000000042E000000DE5027037B716C8123.jpg" xlink:type="simple" xlink:show="embed" xlink:actuate="onLoad"/></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4">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4" office:value-type="string">
            <text:p text:style-name="P31"><draw:frame draw:style-name="fr5" draw:name="gráficos59" text:anchor-type="paragraph" svg:width="0.794cm" svg:height="0.741cm" draw:z-index="141"><draw:image xlink:href="Pictures/100000000000001E0000001C04B5A756A4940B10.png" xlink:type="simple" xlink:show="embed" xlink:actuate="onLoad"/></draw:frame></text:p>
          </table:table-cell>
          <table:table-cell table:style-name="Tabla5.B4" office:value-type="string">
            <text:p text:style-name="P34">Editar</text:p>
          </table:table-cell>
          <table:table-cell table:style-name="Tabla5.C4" office:value-type="string">
            <text:p text:style-name="P31">Permet editar un model d’ofici de remissió</text:p>
          </table:table-cell>
        </table:table-row>
        <table:table-row>
          <table:table-cell table:style-name="Tabla5.A4" office:value-type="string">
            <text:p text:style-name="P31"><draw:frame draw:style-name="fr5" draw:name="gráficos60" text:anchor-type="paragraph" svg:width="0.979cm" svg:height="0.847cm" draw:z-index="142"><draw:image xlink:href="Pictures/100000000000002500000020C61511BB530C585E.png" xlink:type="simple" xlink:show="embed" xlink:actuate="onLoad"/></draw:frame></text:p>
          </table:table-cell>
          <table:table-cell table:style-name="Tabla5.B4" office:value-type="string">
            <text:p text:style-name="P34">Esborrar</text:p>
          </table:table-cell>
          <table:table-cell table:style-name="Tabla5.C4" office:value-type="string">
            <text:p text:style-name="P31">Permet eliminar un model d’ofici de remissió</text:p>
          </table:table-cell>
        </table:table-row>
        <text:soft-page-break/>
        <table:table-row>
          <table:table-cell table:style-name="Tabla5.A4" office:value-type="string">
            <text:p text:style-name="P34"><draw:frame draw:style-name="fr5" draw:name="Imagen2" text:anchor-type="paragraph" svg:width="4.21cm" svg:height="0.469cm" draw:z-index="144"><draw:image xlink:href="Pictures/10000000000000C7000000162E0941AEBA8B7F10.jpg" xlink:type="simple" xlink:show="embed" xlink:actuate="onLoad"/></draw:frame></text:p>
          </table:table-cell>
          <table:table-cell table:style-name="Tabla5.B4" office:value-type="string">
            <text:p text:style-name="P34">Introduir model d’ofici de remissió</text:p>
          </table:table-cell>
          <table:table-cell table:style-name="Tabla5.C4" office:value-type="string">
            <text:p text:style-name="P31">Permet donar d'alta un model d’ofici de remissió</text:p>
          </table:table-cell>
        </table:table-row>
      </table:table>
      <text:p text:style-name="Text_20_body"/>
      <text:p text:style-name="Text_20_body">Si anam a <text:s/><draw:frame draw:style-name="fr12" draw:name="gráficos62" text:anchor-type="as-char" svg:width="3.62cm" svg:height="0.45cm" draw:z-index="74"><draw:image xlink:href="Pictures/10000000000000C7000000162E0941AEBA8B7F10.jpg" xlink:type="simple" xlink:show="embed" xlink:actuate="onLoad"/></draw:frame> veurem el següent formulari: </text:p>
      <text:p text:style-name="P58"><draw:frame draw:style-name="fr1" draw:name="Marco16" text:anchor-type="as-char" svg:width="16.953cm" draw:z-index="75"><draw:text-box fo:min-height="3.903cm"><text:p text:style-name="P78"><draw:frame draw:style-name="fr15" draw:name="gráficos63" text:anchor-type="paragraph" svg:x="0.004cm" svg:y="0.002cm" svg:width="16.949cm" svg:height="2.641cm" draw:z-index="76"><draw:image xlink:href="Pictures/100000000000042A000000A6B094C763DBD45886.jpg" xlink:type="simple" xlink:show="embed" xlink:actuate="onLoad"/></draw:frame>Il·lustració <text:sequence text:ref-name="refIllustration76" text:name="Illustration" text:formula="ooow:Illustration+1" style:num-format="1">77</text:sequence>: Formulari d'un Model de Rebut</text:p></draw:text-box></draw:frame> </text:p>
      <text:p text:style-name="P58"/>
      <text:p text:style-name="P74">Descripció dels camps de <text:span text:style-name="T7">dades</text:span><text:span text:style-name="T1">:</text:span></text:p>
      <text:list xml:id="list3105454999" text:style-name="L19">
        <text:list-item>
          <text:p text:style-name="P118"><text:span text:style-name="T1">Nom</text:span>: nom del model d’ofici de remissió</text:p>
        </text:list-item>
        <text:list-item>
          <text:p text:style-name="P118"><text:span text:style-name="T1">Arxiu</text:span>: arxiu físic que representa el model d’ofici de remissió</text:p>
        </text:list-item>
      </text:list>
      <text:p text:style-name="P74"/>
      <text:p text:style-name="P74">Una vegada creat anirem al llistat novament amb les opcions d'editar i eliminar.</text:p>
      <text:p text:style-name="P74"/>
      <text:p text:style-name="P74">Edició d'un model d’ofici de remissió:</text:p>
      <text:p text:style-name="P74"><draw:frame draw:style-name="fr1" draw:name="Marco17" text:anchor-type="as-char" svg:width="17cm" draw:z-index="15"><draw:text-box fo:min-height="4.695cm"><text:p text:style-name="P78"><draw:frame draw:style-name="fr15" draw:name="gráficos64" text:anchor-type="paragraph" svg:x="0.004cm" svg:y="0.002cm" svg:width="17cm" svg:height="3.461cm" draw:z-index="16"><draw:image xlink:href="Pictures/100000000000042B000000DA6D808028C88BB657.jpg" xlink:type="simple" xlink:show="embed" xlink:actuate="onLoad"/></draw:frame>Il·lustració <text:sequence text:ref-name="refIllustration77" text:name="Illustration" text:formula="ooow:Illustration+1" style:num-format="1">78</text:sequence>: Edició d'un Model d’ofici de remissió</text:p></draw:text-box></draw:frame></text:p>
      <text:p text:style-name="P74">Si es vol substituir l'arxiu serà necessari indicar el nou arxiu al camp “Arxiu”. Si no s'introdueix cap es quedarà amb el que ja té.</text:p>
      <text:p text:style-name="P74"><draw:frame draw:style-name="fr14" draw:name="gráficos87" text:anchor-type="paragraph" svg:x="6.488cm" svg:y="0.353cm" svg:width="1.032cm" svg:height="0.529cm" draw:z-index="143"><draw:image xlink:href="Pictures/100000000000002700000014C9462AD1CDD8C5B6.bmp" xlink:type="simple" xlink:show="embed" xlink:actuate="onLoad"/></draw:frame>Per afegir una plantilla adequada al model d’ofici de remissió, disposam del botó d'Ajuda on ens mostra com se pot crear una plantilla <text:s text:c="10"/>:</text:p>
      <text:p text:style-name="P69"/>
      <text:p text:style-name="P85"><draw:frame draw:style-name="fr5" draw:name="gráficos88" text:anchor-type="paragraph" svg:width="8.685cm" svg:height="14.18cm" draw:z-index="127"><draw:image xlink:href="Pictures/10000000000001DF00000309BF7C33CD5E15A2C2.jpg" xlink:type="simple" xlink:show="embed" xlink:actuate="onLoad"/></draw:frame><text:soft-page-break/></text:p>
      <text:p text:style-name="P78">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200"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10</meta:editing-cycles>
    <meta:editing-duration>P15DT19H53M19S</meta:editing-duration>
    <meta:initial-creator>Antoni Nadal</meta:initial-creator>
    <dc:date>2017-10-24T08:50:04.464000000</dc:date>
    <meta:printed-by>Antoni Nadal</meta:printed-by>
    <meta:print-date>2014-02-18T11:48:31.82</meta:print-date>
    <meta:document-statistic meta:table-count="52" meta:image-count="117" meta:object-count="0" meta:page-count="58" meta:paragraph-count="832" meta:word-count="6664" meta:character-count="45930" meta:non-whitespace-character-count="39840"/>
    <meta:user-defined meta:name="Información 1"/>
    <meta:user-defined meta:name="Información 2"/>
    <meta:user-defined meta:name="Información 3"/>
    <meta:user-defined meta:name="Información 4"/>
  </office:meta>
</office:document-meta>
</file>